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officeooo:rsid="000cae0c" officeooo:paragraph-rsid="000cae0c" style:font-size-asian="14pt" style:font-size-complex="14pt"/>
    </style:style>
    <style:style style:name="P3" style:family="paragraph" style:parent-style-name="Standard" style:master-page-name="">
      <style:paragraph-properties fo:line-height="150%" style:page-number="auto" style:writing-mode="page"/>
    </style:style>
    <style:style style:name="P4" style:family="paragraph" style:parent-style-name="Standard" style:master-page-name="">
      <style:paragraph-properties fo:line-height="150%" style:page-number="auto" style:writing-mode="page">
        <style:tab-stops>
          <style:tab-stop style:position="7.322cm"/>
        </style:tab-stops>
      </style:paragraph-properties>
      <style:text-properties officeooo:paragraph-rsid="000d3cb0"/>
    </style:style>
    <style:style style:name="P5" style:family="paragraph" style:parent-style-name="Standard" style:master-page-name="">
      <style:paragraph-properties fo:line-height="150%" style:page-number="auto" style:writing-mode="page"/>
      <style:text-properties officeooo:paragraph-rsid="000d3cb0"/>
    </style:style>
    <style:style style:name="P6" style:family="paragraph" style:parent-style-name="Standard" style:master-page-name="">
      <style:paragraph-properties fo:line-height="150%" style:page-number="auto" style:writing-mode="page"/>
      <style:text-properties officeooo:paragraph-rsid="000d52b5"/>
    </style:style>
    <style:style style:name="P7" style:family="paragraph" style:parent-style-name="Standard" style:master-page-name="">
      <style:paragraph-properties fo:line-height="150%" style:page-number="auto" style:writing-mode="page"/>
      <style:text-properties officeooo:paragraph-rsid="000f4e6d"/>
    </style:style>
    <style:style style:name="P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d3cb0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d52b5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437cm"/>
        </style:tab-stops>
      </style:paragraph-properties>
      <style:text-properties style:font-name="Arial" fo:font-size="14pt" officeooo:paragraph-rsid="000d52b5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437cm"/>
        </style:tab-stops>
      </style:paragraph-properties>
      <style:text-properties style:font-name="Arial" fo:font-size="14pt" officeooo:paragraph-rsid="001507e8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officeooo:paragraph-rsid="000d52b5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officeooo:paragraph-rsid="001507e8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f4e6d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>
        <style:tab-stops>
          <style:tab-stop style:position="0.445cm"/>
        </style:tab-stops>
      </style:paragraph-properties>
      <style:text-properties style:font-name="Arial" fo:font-size="14pt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28db3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354be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>
        <style:tab-stops>
          <style:tab-stop style:position="0.533cm"/>
        </style:tab-stops>
      </style:paragraph-properties>
      <style:text-properties style:font-name="Arial" fo:font-size="14pt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>
        <style:tab-stops>
          <style:tab-stop style:position="0.552cm"/>
        </style:tab-stops>
      </style:paragraph-properties>
      <style:text-properties style:font-name="Arial" fo:font-size="14pt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07e8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>
        <style:tab-stops>
          <style:tab-stop style:position="0.406cm"/>
        </style:tab-stops>
      </style:paragraph-properties>
      <style:text-properties style:font-name="Arial" fo:font-size="14pt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 style:writing-mode="page">
        <style:tab-stops>
          <style:tab-stop style:position="0.33cm"/>
        </style:tab-stops>
      </style:paragraph-properties>
      <style:text-properties style:font-name="Arial" fo:font-size="14pt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0d67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>
        <style:tab-stops>
          <style:tab-stop style:position="4.616cm" style:leader-style="solid" style:leader-text="-"/>
        </style:tab-stops>
      </style:paragraph-properties>
      <style:text-properties style:font-name="Arial" fo:font-size="14pt" style:font-size-asian="14pt" style:font-size-complex="14pt"/>
    </style:style>
    <style:style style:name="P27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5f55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>
        <style:tab-stops>
          <style:tab-stop style:position="0.356cm"/>
        </style:tab-stops>
      </style:paragraph-properties>
      <style:text-properties style:font-name="Arial" fo:font-size="14pt" officeooo:paragraph-rsid="00155f55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0f4e6d" officeooo:paragraph-rsid="000f4e6d" style:font-size-asian="14pt" style:font-size-complex="14pt"/>
    </style:style>
    <style:style style:name="P3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f4e6d" style:font-size-asian="14pt" style:font-size-complex="14pt"/>
    </style:style>
    <style:style style:name="P3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07e8" style:font-size-asian="14pt" style:font-size-complex="14pt"/>
    </style:style>
    <style:style style:name="P3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0f4e6d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507e8" style:font-size-asian="14pt" style:font-size-complex="14pt"/>
    </style:style>
    <style:style style:name="P3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3" style:family="paragraph" style:parent-style-name="Standard" style:master-page-name="">
      <style:paragraph-properties fo:line-height="150%" style:page-number="auto" style:writing-mode="page">
        <style:tab-stops>
          <style:tab-stop style:position="0.445cm"/>
        </style:tab-stops>
      </style:paragraph-properties>
      <style:text-properties style:font-name="Arial" fo:font-size="14pt" style:font-size-asian="14pt" style:font-size-complex="14pt"/>
    </style:style>
    <style:style style:name="P4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9" style:family="paragraph" style:parent-style-name="Standard" style:master-page-name="">
      <style:paragraph-properties fo:line-height="150%" style:page-number="auto" style:writing-mode="page">
        <style:tab-stops>
          <style:tab-stop style:position="0.356cm"/>
        </style:tab-stops>
      </style:paragraph-properties>
      <style:text-properties style:font-name="Arial" fo:font-size="14pt" style:font-size-asian="14pt" style:font-size-complex="14pt"/>
    </style:style>
    <style:style style:name="P15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51" style:family="paragraph" style:parent-style-name="Standard" style:master-page-name="">
      <style:paragraph-properties fo:line-height="150%" style:page-number="auto" style:writing-mode="page">
        <style:tab-stops>
          <style:tab-stop style:position="0.305cm"/>
        </style:tab-stops>
      </style:paragraph-properties>
      <style:text-properties style:font-name="Arial" fo:font-size="14pt" style:font-size-asian="14pt" style:font-size-complex="14pt"/>
    </style:style>
    <style:style style:name="P15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53" style:family="paragraph" style:parent-style-name="Standard" style:master-page-name="">
      <style:paragraph-properties fo:line-height="150%" style:page-number="auto" style:writing-mode="page">
        <style:tab-stops>
          <style:tab-stop style:position="0.437cm"/>
        </style:tab-stops>
      </style:paragraph-properties>
      <style:text-properties style:font-name="Arial" fo:font-size="14pt" style:font-size-asian="14pt" style:font-size-complex="14pt"/>
    </style:style>
    <style:style style:name="P154" style:family="paragraph" style:parent-style-name="Standard" style:master-page-name="">
      <style:paragraph-properties fo:line-height="150%" style:page-number="auto" style:writing-mode="page">
        <style:tab-stops>
          <style:tab-stop style:position="0.432cm"/>
        </style:tab-stops>
      </style:paragraph-properties>
      <style:text-properties style:font-name="Arial" fo:font-size="14pt" style:font-size-asian="14pt" style:font-size-complex="14pt"/>
    </style:style>
    <style:style style:name="P15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5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5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5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5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6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5" style:family="paragraph" style:parent-style-name="Standard" style:master-page-name="">
      <style:paragraph-properties fo:line-height="150%" style:page-number="auto" style:writing-mode="page">
        <style:tab-stops>
          <style:tab-stop style:position="0.445cm"/>
        </style:tab-stops>
      </style:paragraph-properties>
      <style:text-properties style:font-name="Arial" fo:font-size="14pt" style:font-size-asian="14pt" style:font-size-complex="14pt"/>
    </style:style>
    <style:style style:name="P19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9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0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3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1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1" style:family="paragraph" style:parent-style-name="Standard" style:master-page-name="">
      <style:paragraph-properties fo:line-height="150%" style:page-number="auto" style:writing-mode="page">
        <style:tab-stops>
          <style:tab-stop style:position="0.342cm"/>
        </style:tab-stops>
      </style:paragraph-properties>
      <style:text-properties style:font-name="Arial" fo:font-size="14pt" style:font-size-asian="14pt" style:font-size-complex="14pt"/>
    </style:style>
    <style:style style:name="P22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28" style:family="paragraph" style:parent-style-name="Standard">
      <style:paragraph-properties fo:line-height="150%" style:writing-mode="page"/>
      <style:text-properties style:font-name="Arial" fo:font-size="14pt" officeooo:rsid="000cae0c" officeooo:paragraph-rsid="000cae0c" style:font-size-asian="14pt" style:font-size-complex="14pt"/>
    </style:style>
    <style:style style:name="P229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230" style:family="paragraph" style:parent-style-name="Standard">
      <style:paragraph-properties fo:line-height="150%" style:writing-mode="page"/>
      <style:text-properties style:font-name="Arial" fo:font-size="14pt" officeooo:paragraph-rsid="000d3cb0" style:font-size-asian="14pt" style:font-size-complex="14pt"/>
    </style:style>
    <style:style style:name="P231" style:family="paragraph" style:parent-style-name="Standard">
      <style:paragraph-properties fo:line-height="150%" style:writing-mode="page"/>
      <style:text-properties style:font-name="Arial" fo:font-size="14pt" officeooo:paragraph-rsid="000d52b5" style:font-size-asian="14pt" style:font-size-complex="14pt"/>
    </style:style>
    <style:style style:name="P232" style:family="paragraph" style:parent-style-name="Standard">
      <style:paragraph-properties fo:line-height="150%" style:writing-mode="page">
        <style:tab-stops>
          <style:tab-stop style:position="0.437cm"/>
        </style:tab-stops>
      </style:paragraph-properties>
      <style:text-properties style:font-name="Arial" fo:font-size="14pt" officeooo:paragraph-rsid="000d52b5" style:font-size-asian="14pt" style:font-size-complex="14pt"/>
    </style:style>
    <style:style style:name="P233" style:family="paragraph" style:parent-style-name="Standard">
      <style:paragraph-properties fo:line-height="150%" style:writing-mode="page">
        <style:tab-stops>
          <style:tab-stop style:position="0.437cm"/>
        </style:tab-stops>
      </style:paragraph-properties>
      <style:text-properties style:font-name="Arial" fo:font-size="14pt" officeooo:paragraph-rsid="001507e8" style:font-size-asian="14pt" style:font-size-complex="14pt"/>
    </style:style>
    <style:style style:name="P234" style:family="paragraph" style:parent-style-name="Standard">
      <style:paragraph-properties fo:line-height="150%" style:writing-mode="page">
        <style:tab-stops>
          <style:tab-stop style:position="0.457cm"/>
        </style:tab-stops>
      </style:paragraph-properties>
      <style:text-properties style:font-name="Arial" fo:font-size="14pt" officeooo:paragraph-rsid="000d52b5" style:font-size-asian="14pt" style:font-size-complex="14pt"/>
    </style:style>
    <style:style style:name="P235" style:family="paragraph" style:parent-style-name="Standard">
      <style:paragraph-properties fo:line-height="150%" style:writing-mode="page">
        <style:tab-stops>
          <style:tab-stop style:position="0.457cm"/>
        </style:tab-stops>
      </style:paragraph-properties>
      <style:text-properties style:font-name="Arial" fo:font-size="14pt" officeooo:paragraph-rsid="001507e8" style:font-size-asian="14pt" style:font-size-complex="14pt"/>
    </style:style>
    <style:style style:name="P236" style:family="paragraph" style:parent-style-name="Standard">
      <style:paragraph-properties fo:line-height="150%" style:writing-mode="page">
        <style:tab-stops>
          <style:tab-stop style:position="0.457cm"/>
        </style:tab-stops>
      </style:paragraph-properties>
      <style:text-properties style:font-name="Arial" fo:font-size="14pt" officeooo:paragraph-rsid="00150d67" style:font-size-asian="14pt" style:font-size-complex="14pt"/>
    </style:style>
    <style:style style:name="P237" style:family="paragraph" style:parent-style-name="Standard">
      <style:paragraph-properties fo:line-height="150%" style:writing-mode="page"/>
      <style:text-properties style:font-name="Arial" fo:font-size="14pt" officeooo:paragraph-rsid="000f4e6d" style:font-size-asian="14pt" style:font-size-complex="14pt"/>
    </style:style>
    <style:style style:name="P238" style:family="paragraph" style:parent-style-name="Standard">
      <style:paragraph-properties fo:line-height="150%" style:writing-mode="page">
        <style:tab-stops>
          <style:tab-stop style:position="0.445cm"/>
        </style:tab-stops>
      </style:paragraph-properties>
      <style:text-properties style:font-name="Arial" fo:font-size="14pt" style:font-size-asian="14pt" style:font-size-complex="14pt"/>
    </style:style>
    <style:style style:name="P239" style:family="paragraph" style:parent-style-name="Standard">
      <style:paragraph-properties fo:line-height="150%" style:writing-mode="page">
        <style:tab-stops>
          <style:tab-stop style:position="0.445cm"/>
        </style:tab-stops>
      </style:paragraph-properties>
      <style:text-properties style:font-name="Arial" fo:font-size="14pt" officeooo:paragraph-rsid="000f4e6d" style:font-size-asian="14pt" style:font-size-complex="14pt"/>
    </style:style>
    <style:style style:name="P240" style:family="paragraph" style:parent-style-name="Standard">
      <style:paragraph-properties fo:line-height="150%" style:writing-mode="page"/>
      <style:text-properties style:font-name="Arial" fo:font-size="14pt" officeooo:paragraph-rsid="00128db3" style:font-size-asian="14pt" style:font-size-complex="14pt"/>
    </style:style>
    <style:style style:name="P241" style:family="paragraph" style:parent-style-name="Standard">
      <style:paragraph-properties fo:line-height="150%" style:writing-mode="page"/>
      <style:text-properties style:font-name="Arial" fo:font-size="14pt" officeooo:paragraph-rsid="001354be" style:font-size-asian="14pt" style:font-size-complex="14pt"/>
    </style:style>
    <style:style style:name="P242" style:family="paragraph" style:parent-style-name="Standard">
      <style:paragraph-properties fo:line-height="150%" style:writing-mode="page">
        <style:tab-stops>
          <style:tab-stop style:position="0.533cm"/>
        </style:tab-stops>
      </style:paragraph-properties>
      <style:text-properties style:font-name="Arial" fo:font-size="14pt" officeooo:paragraph-rsid="001354be" style:font-size-asian="14pt" style:font-size-complex="14pt"/>
    </style:style>
    <style:style style:name="P243" style:family="paragraph" style:parent-style-name="Standard">
      <style:paragraph-properties fo:line-height="150%" style:writing-mode="page">
        <style:tab-stops>
          <style:tab-stop style:position="0.552cm"/>
        </style:tab-stops>
      </style:paragraph-properties>
      <style:text-properties style:font-name="Arial" fo:font-size="14pt" officeooo:paragraph-rsid="001354be" style:font-size-asian="14pt" style:font-size-complex="14pt"/>
    </style:style>
    <style:style style:name="P244" style:family="paragraph" style:parent-style-name="Standard">
      <style:paragraph-properties fo:line-height="150%" style:writing-mode="page"/>
      <style:text-properties style:font-name="Arial" fo:font-size="14pt" officeooo:paragraph-rsid="001507e8" style:font-size-asian="14pt" style:font-size-complex="14pt"/>
    </style:style>
    <style:style style:name="P245" style:family="paragraph" style:parent-style-name="Standard">
      <style:paragraph-properties fo:line-height="150%" style:writing-mode="page">
        <style:tab-stops>
          <style:tab-stop style:position="0.406cm"/>
        </style:tab-stops>
      </style:paragraph-properties>
      <style:text-properties style:font-name="Arial" fo:font-size="14pt" officeooo:paragraph-rsid="001507e8" style:font-size-asian="14pt" style:font-size-complex="14pt"/>
    </style:style>
    <style:style style:name="P246" style:family="paragraph" style:parent-style-name="Standard">
      <style:paragraph-properties fo:line-height="150%" style:writing-mode="page">
        <style:tab-stops>
          <style:tab-stop style:position="0.33cm"/>
        </style:tab-stops>
      </style:paragraph-properties>
      <style:text-properties style:font-name="Arial" fo:font-size="14pt" officeooo:paragraph-rsid="001507e8" style:font-size-asian="14pt" style:font-size-complex="14pt"/>
    </style:style>
    <style:style style:name="P247" style:family="paragraph" style:parent-style-name="Standard">
      <style:paragraph-properties fo:line-height="150%" style:writing-mode="page"/>
      <style:text-properties style:font-name="Arial" fo:font-size="14pt" officeooo:paragraph-rsid="00150d67" style:font-size-asian="14pt" style:font-size-complex="14pt"/>
    </style:style>
    <style:style style:name="P248" style:family="paragraph" style:parent-style-name="Standard">
      <style:paragraph-properties fo:line-height="150%" style:writing-mode="page">
        <style:tab-stops>
          <style:tab-stop style:position="4.616cm" style:leader-style="solid" style:leader-text="-"/>
        </style:tab-stops>
      </style:paragraph-properties>
      <style:text-properties style:font-name="Arial" fo:font-size="14pt" officeooo:paragraph-rsid="00150d67" style:font-size-asian="14pt" style:font-size-complex="14pt"/>
    </style:style>
    <style:style style:name="P249" style:family="paragraph" style:parent-style-name="Standard">
      <style:paragraph-properties fo:line-height="150%" style:writing-mode="page">
        <style:tab-stops>
          <style:tab-stop style:position="0.464cm"/>
        </style:tab-stops>
      </style:paragraph-properties>
      <style:text-properties style:font-name="Arial" fo:font-size="14pt" officeooo:paragraph-rsid="00150d67" style:font-size-asian="14pt" style:font-size-complex="14pt"/>
    </style:style>
    <style:style style:name="P250" style:family="paragraph" style:parent-style-name="Standard">
      <style:paragraph-properties fo:line-height="150%" style:writing-mode="page"/>
      <style:text-properties style:font-name="Arial" fo:font-size="14pt" officeooo:paragraph-rsid="00155f55" style:font-size-asian="14pt" style:font-size-complex="14pt"/>
    </style:style>
    <style:style style:name="P251" style:family="paragraph" style:parent-style-name="Standard">
      <style:paragraph-properties fo:line-height="150%" style:writing-mode="page">
        <style:tab-stops>
          <style:tab-stop style:position="0.356cm"/>
        </style:tab-stops>
      </style:paragraph-properties>
      <style:text-properties style:font-name="Arial" fo:font-size="14pt" officeooo:paragraph-rsid="00155f55" style:font-size-asian="14pt" style:font-size-complex="14pt"/>
    </style:style>
    <style:style style:name="P252" style:family="paragraph" style:parent-style-name="Standard">
      <style:paragraph-properties fo:line-height="150%" style:writing-mode="page"/>
      <style:text-properties style:font-name="Arial" fo:font-size="14pt" officeooo:rsid="00128db3" officeooo:paragraph-rsid="00128db3" style:font-size-asian="14pt" style:font-size-complex="14pt"/>
    </style:style>
    <style:style style:name="P253" style:family="paragraph" style:parent-style-name="Standard">
      <style:paragraph-properties fo:line-height="150%" style:writing-mode="page"/>
      <style:text-properties style:font-name="Arial" fo:font-size="14pt" officeooo:rsid="001354be" officeooo:paragraph-rsid="001354be" style:font-size-asian="14pt" style:font-size-complex="14pt"/>
    </style:style>
    <style:style style:name="P254" style:family="paragraph" style:parent-style-name="Standard">
      <style:paragraph-properties fo:line-height="150%" style:writing-mode="page"/>
      <style:text-properties style:font-name="Arial" fo:font-size="14pt" officeooo:rsid="001507e8" officeooo:paragraph-rsid="001507e8" style:font-size-asian="14pt" style:font-size-complex="14pt"/>
    </style:style>
    <style:style style:name="P255" style:family="paragraph" style:parent-style-name="Standard">
      <style:paragraph-properties fo:line-height="150%" style:writing-mode="page"/>
      <style:text-properties style:font-name="Arial" fo:font-size="14pt" officeooo:rsid="00150d67" officeooo:paragraph-rsid="00150d67" style:font-size-asian="14pt" style:font-size-complex="14pt"/>
    </style:style>
    <style:style style:name="P256" style:family="paragraph" style:parent-style-name="Standard">
      <style:paragraph-properties fo:line-height="150%" style:writing-mode="page"/>
      <style:text-properties style:font-name="Arial" fo:font-size="14pt" officeooo:rsid="00155f55" officeooo:paragraph-rsid="00155f55" style:font-size-asian="14pt" style:font-size-complex="14pt"/>
    </style:style>
    <style:style style:name="P257" style:family="paragraph" style:parent-style-name="Standard">
      <style:paragraph-properties fo:line-height="150%" style:writing-mode="page"/>
      <style:text-properties officeooo:paragraph-rsid="000d3cb0"/>
    </style:style>
    <style:style style:name="P258" style:family="paragraph" style:parent-style-name="Standard">
      <style:paragraph-properties fo:line-height="150%" style:writing-mode="page">
        <style:tab-stops>
          <style:tab-stop style:position="7.322cm"/>
        </style:tab-stops>
      </style:paragraph-properties>
      <style:text-properties officeooo:paragraph-rsid="000d3cb0"/>
    </style:style>
    <style:style style:name="P259" style:family="paragraph" style:parent-style-name="Standard">
      <style:paragraph-properties fo:line-height="150%" style:writing-mode="page"/>
      <style:text-properties officeooo:paragraph-rsid="000d52b5"/>
    </style:style>
    <style:style style:name="P260" style:family="paragraph" style:parent-style-name="Standard">
      <style:paragraph-properties fo:line-height="150%" style:writing-mode="page"/>
      <style:text-properties officeooo:paragraph-rsid="000f4e6d"/>
    </style:style>
    <style:style style:name="P261" style:family="paragraph" style:parent-style-name="Standard">
      <style:paragraph-properties fo:line-height="150%" style:writing-mode="page"/>
      <style:text-properties officeooo:paragraph-rsid="00150d67"/>
    </style:style>
    <style:style style:name="P26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f4e6d" style:font-size-asian="14pt" style:font-size-complex="14pt"/>
    </style:style>
    <style:style style:name="P263" style:family="paragraph" style:parent-style-name="Standard" style:master-page-name="">
      <style:paragraph-properties fo:line-height="150%" style:page-number="auto" style:writing-mode="page">
        <style:tab-stops>
          <style:tab-stop style:position="4.584cm" style:leader-style="solid" style:leader-text="-"/>
        </style:tab-stops>
      </style:paragraph-properties>
      <style:text-properties style:font-name="Arial" fo:font-size="14pt" officeooo:paragraph-rsid="000f4e6d" style:font-size-asian="14pt" style:font-size-complex="14pt"/>
    </style:style>
    <style:style style:name="P264" style:family="paragraph" style:parent-style-name="Standard" style:master-page-name="">
      <style:paragraph-properties fo:line-height="150%" style:page-number="auto" style:writing-mode="page">
        <style:tab-stops>
          <style:tab-stop style:position="5.334cm" style:leader-style="solid" style:leader-text="-"/>
        </style:tab-stops>
      </style:paragraph-properties>
      <style:text-properties style:font-name="Arial" fo:font-size="14pt" officeooo:paragraph-rsid="00150d67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0d3cb0" style:font-size-asian="14pt" style:font-size-complex="14pt"/>
    </style:style>
    <style:style style:name="T3" style:family="text">
      <style:text-properties style:font-name="Arial" fo:font-size="14pt" officeooo:rsid="000f4e6d" style:font-size-asian="14pt" style:font-size-complex="14pt"/>
    </style:style>
    <style:style style:name="T4" style:family="text">
      <style:text-properties style:font-name="Arial" fo:font-size="14pt" officeooo:rsid="00150d67" style:font-size-asian="14pt" style:font-size-complex="14pt"/>
    </style:style>
    <style:style style:name="T5" style:family="text">
      <style:text-properties officeooo:rsid="000d3cb0"/>
    </style:style>
    <style:style style:name="T6" style:family="text">
      <style:text-properties officeooo:rsid="000d52b5"/>
    </style:style>
    <style:style style:name="T7" style:family="text">
      <style:text-properties officeooo:rsid="000f4e6d"/>
    </style:style>
    <style:style style:name="T8" style:family="text">
      <style:text-properties style:font-name="Arial1" fo:font-size="14pt" officeooo:rsid="000f4e6d" style:font-name-asian="Arial1" style:font-size-asian="14pt" style:font-name-complex="Arial1" style:font-size-complex="14pt"/>
    </style:style>
    <style:style style:name="T9" style:family="text">
      <style:text-properties style:font-name="Arial1" officeooo:rsid="001507e8"/>
    </style:style>
    <style:style style:name="T10" style:family="text">
      <style:text-properties officeooo:rsid="00128db3"/>
    </style:style>
    <style:style style:name="T11" style:family="text">
      <style:text-properties officeooo:rsid="001354be"/>
    </style:style>
    <style:style style:name="T12" style:family="text">
      <style:text-properties officeooo:rsid="001507e8"/>
    </style:style>
    <style:style style:name="T13" style:family="text">
      <style:text-properties officeooo:rsid="00150d67"/>
    </style:style>
    <style:style style:name="T14" style:family="text">
      <style:text-properties officeooo:rsid="00155f55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2">Ján Kostra</text:p>
        <text:p text:style-name="P228">Javorový list</text:p>
        <text:p text:style-name="P228"/>
        <text:p text:style-name="P228"/>
        <text:p text:style-name="P228">I</text:p>
        <text:p text:style-name="P228"/>
        <text:p text:style-name="P228">NA NÁVŠTEVE PO DLHÝCH ROKOCH</text:p>
        <text:p text:style-name="P228"/>
        <text:p text:style-name="P9">Kyticu poľných kvetov natrhali</text:p>
        <text:p text:style-name="P230">a na nedeľný stôl ju postavili.</text:p>
        <text:p text:style-name="P9">Belel sa obrus,</text:p>
        <text:p text:style-name="P230">voňal chlieb.</text:p>
        <text:p text:style-name="P8"/>
        <text:p text:style-name="P230">Keď som ho žuval,</text:p>
        <text:p text:style-name="P230">stiah<text:span text:style-name="T5">l</text:span>y mi hrdlo neposlušné svaly.</text:p>
        <text:p text:style-name="P230">Ako by som mal v hrdle črep,</text:p>
        <text:p text:style-name="P230">prežrieť som nemohol tento chlieb —</text:p>
        <text:p text:style-name="P230">a kvety sa mi v očiach rozplývaly.</text:p>
        <text:p text:style-name="P8"><text:soft-page-break/></text:p>
        <text:p text:style-name="P230">Nevädze, kúkoľ, vlčie maky,</text:p>
        <text:p text:style-name="P230">zvončeky, krále, divé klince.</text:p>
        <text:p text:style-name="P9">Vravel som čosi, ale celkom inšie.</text:p>
        <text:p text:style-name="P230">Človek je taký.</text:p>
        <text:p text:style-name="P8"/>
        <text:p text:style-name="P230"><text:span text:style-name="T5">Sl</text:span>n<text:span text:style-name="T5">eč</text:span>né svetlo padlo na obrus,</text:p>
        <text:p text:style-name="P230"><text:span text:style-name="T5">P</text:span>o džbáne stúpa k orosený kvetom.</text:p>
        <text:p text:style-name="P9">Predstavujú m<text:span text:style-name="T5">a</text:span> svoj<text:span text:style-name="T5">im deťom,</text:span></text:p>
        <text:p text:style-name="P230">predstavujú mi svoje deti.</text:p>
        <text:p text:style-name="P230">Slniečko detstva svie<text:span text:style-name="T5">ti</text:span> v kvieti.</text:p>
        <text:p text:style-name="P8"/>
        <text:p text:style-name="P229">Červené šatky ako vlč<text:span text:style-name="T5">í</text:span> mak</text:p>
        <text:p text:style-name="P8">i jedna blúzka nevädzov<text:span text:style-name="T5">á</text:span>.</text:p>
        <text:p text:style-name="P9">„Tu ich máš — kŕde<text:span text:style-name="T5">ľ,“</text:span></text:p>
        <text:p text:style-name="P230">usádza za stôl spolužiak</text:p>
        <text:p text:style-name="P8">potomstvo svoje hrdé.</text:p>
        <text:p text:style-name="P8"/>
        <text:p text:style-name="P229"><text:soft-page-break/>A ja sa neviem, neviem ujať slova.</text:p>
        <text:p text:style-name="P8"/>
        <text:p text:style-name="P229"><text:span text:style-name="T5">Z</text:span>a hrdlo chytila ma spanilá,</text:p>
        <text:p text:style-name="P5"><text:span text:style-name="T2">mocná a zdravám slnkom opálená</text:span></text:p>
        <text:p text:style-name="P257"><text:span text:style-name="T1">dedina </text:span><text:span text:style-name="T2">detstva, ktorá povila</text:span></text:p>
        <text:p text:style-name="P257"><text:span text:style-name="T1">pre nový život nove pokole</text:span><text:span text:style-name="T2">ni</text:span><text:span text:style-name="T1">a.</text:span></text:p>
        <text:p text:style-name="P8"/>
        <text:p text:style-name="P229">A ja som prišiel s tajnou túžbou v srdci,</text:p>
        <text:p text:style-name="P4"><text:span text:style-name="T2">že s</text:span><text:span text:style-name="T1"> vrstovníkmi </text:span><text:span text:style-name="T2">prejdem chotárom</text:span></text:p>
        <text:p text:style-name="P258"><text:span text:style-name="T1">po bosonohých stopách detsk</text:span><text:span text:style-name="T2">ý</text:span><text:span text:style-name="T1">c</text:span><text:span text:style-name="T2">h dobrodružstiev.</text:span></text:p>
        <text:p text:style-name="P258"><text:span text:style-name="T2"/></text:p>
        <text:p text:style-name="P9">Zacnelo sa mi po starom,</text:p>
        <text:p text:style-name="P230">a ono dávno sk<text:span text:style-name="T5">ĺ</text:span>zlo po úpuste,</text:p>
        <text:p text:style-name="P230">vypálily ho letá požiarom</text:p>
        <text:p text:style-name="P230">a odplavily podjesenné pľušte.</text:p>
        <text:p text:style-name="P8"/>
        <text:p text:style-name="P229">Sosúvajú sa vrstvy pamäti,</text:p>
        <text:p text:style-name="P8">kde som ťa, detstvo moje, skrýval jak to</text:p>
        <text:p text:style-name="P8">najskvostnejšie,</text:p>
        <text:p text:style-name="P9"><text:soft-page-break/>čo zažiť možno z dejín planéty</text:p>
        <text:p text:style-name="P230">smrteľníkovi, ktorý píše verše.</text:p>
        <text:p text:style-name="P8"/>
        <text:p text:style-name="P230">Nevädze, kúkoľ, vlčie maky,</text:p>
        <text:p text:style-name="P230">zvončeky, krále, divé klince...</text:p>
        <text:p text:style-name="P8">Vravel som čosi, ale celkom inšie.</text:p>
        <text:p text:style-name="P8">Človek je taký.</text:p>
        <text:p text:style-name="P8"/>
        <text:p text:style-name="P230">A ako by aj mohol vysloviť</text:p>
        <text:p text:style-name="P230">závratnosť tejto chvíle?</text:p>
        <text:p text:style-name="P9">Včera sme s Mišom striehli na motýle,</text:p>
        <text:p text:style-name="P230">a dnes — beláskavejú vlasy Mišovi.</text:p>
        <text:p text:style-name="P8"/>
        <text:p text:style-name="P230">Včera sme s Markou boli na malinách,</text:p>
        <text:p text:style-name="P230">bosí — ej, dorantaní žihľavou a ôstím —</text:p>
        <text:p text:style-name="P9">a dnes jej dcéra moju báseň Na Stalina</text:p>
        <text:p text:style-name="P230">recitovala na slávnosti.</text:p>
        <text:p text:style-name="P8"/>
        <text:p text:style-name="P230"><text:soft-page-break/>Kde bolo malinčie — mladá hora šumí.</text:p>
        <text:p text:style-name="P230">Kde bola hora — nové domy stoja.</text:p>
        <text:p text:style-name="P231">Nadarmo som sa vkrádal po záhumní —</text:p>
        <text:p text:style-name="P231">nik nepoznal ma, rodná moja.</text:p>
        <text:p text:style-name="P8"/>
        <text:p text:style-name="P229">Ej, nebolo to včera, nebolo...</text:p>
        <text:p text:style-name="P10">Celý vek prehrmel tu po chotári,</text:p>
        <text:p text:style-name="P231">kým som sa túlal za ho<text:span text:style-name="T6">ľ</text:span>ou,</text:p>
        <text:p text:style-name="P231">kým som sa vrátil,</text:p>
        <text:p text:style-name="P231">korbáčom vrások vyšľahaný v tvári.</text:p>
        <text:p text:style-name="P8"/>
        <text:p text:style-name="P231">Nevädze, kúkoľ, vlčie maky,</text:p>
        <text:p text:style-name="P231">zvončeky, krále, divé klince.</text:p>
        <text:p text:style-name="P10">Vravel som čosi, ale celkom inšie.</text:p>
        <text:p text:style-name="P231">Človek je taký.</text:p>
        <text:p text:style-name="P8"/>
        <text:p text:style-name="P229"/>
        <text:p text:style-name="P229">PRÍHODA V STAROM DEDINSKOM SADE</text:p>
        <text:p text:style-name="P8"><text:soft-page-break/></text:p>
        <text:p text:style-name="P229">Na tráve ležím v starom sade.</text:p>
        <text:p text:style-name="P8">Je práve taký, ako býval dedov.</text:p>
        <text:p text:style-name="P10">Jablone, slivky, tu-tam štepy mladé</text:p>
        <text:p text:style-name="P231">a krivé humno slamou pokryté.</text:p>
        <text:p text:style-name="P10">Cez mnohé bleskobitia tackalo sa s biedou,</text:p>
        <text:p text:style-name="P231">kým v dnešku zastalo jak opité.</text:p>
        <text:p text:style-name="P8"/>
        <text:p text:style-name="P231">Na tráve ležím, h<text:span text:style-name="T6">ľ</text:span>adím na obláčky</text:p>
        <text:p text:style-name="P231">a prepadám sa do detstva vždy nižšie.</text:p>
        <text:p text:style-name="P231">Bŕkajú nado mnou zas štebotavé vtáčky.</text:p>
        <text:p text:style-name="P231">Podľa nich veru dátum nepoznáš.</text:p>
        <text:p text:style-name="P17">O tridsať rokov sa už viacej píše.</text:p>
        <text:p text:style-name="P8">Ako len beží ľahostajný čas.</text:p>
        <text:p text:style-name="P8"/>
        <text:p text:style-name="P229">Po dlhej ceste zaspíš pod jabloňou.</text:p>
        <text:p text:style-name="P8">Snívajú sa ti hláče na potoku.</text:p>
        <text:p text:style-name="P10">Raj detstva ovieva ťa tôňou vonnou,</text:p>
        <text:p text:style-name="P231"><text:soft-page-break/>keď zrazu udrie hromovládny hlas.</text:p>
        <text:p text:style-name="P8">Vyskočíš. — Pánboh? Zachrípnutý trochu.</text:p>
        <text:p text:style-name="P8">A okrem toho — ve<text:span text:style-name="T6">ď</text:span> ho poznávaš...</text:p>
        <text:p text:style-name="P3"><text:span text:style-name="T1"/></text:p>
        <text:p text:style-name="P259"><text:span text:style-name="T1">To z korún stromov i mne pod jabloňou</text:span></text:p>
        <text:p text:style-name="P259"><text:span text:style-name="T1">predseda MNV do spráchnivených idýl</text:span></text:p>
        <text:p text:style-name="P259"><text:span text:style-name="T1">konkrétnou rečou vpadol z megafónov</text:span></text:p>
        <text:p text:style-name="P259"><text:span text:style-name="T1">miestneho novučkého rozhlasu.</text:span></text:p>
        <text:p text:style-name="P259"><text:span text:style-name="T1">“...a doneste si hrable abo vidly,“</text:span></text:p>
        <text:p text:style-name="P259"><text:span text:style-name="T1">končí svoj príhovor, vtiahnuc ma do času.</text:span></text:p>
        <text:p text:style-name="P8"/>
        <text:p text:style-name="P231">A ten čas ide. S jasom v mladom líci,</text:p>
        <text:p text:style-name="P231">oproti búrke, ktorá poliam hrozí,</text:p>
        <text:p text:style-name="P231">kde končia žatvu prví družstevníci.</text:p>
        <text:p text:style-name="P8">So spevom ide s mladou brigádou.</text:p>
        <text:p text:style-name="P10">A prv než z mrákav temno zalomozí,</text:p>
        <text:p text:style-name="P231">sú kríže nastúpené do radov.</text:p>
        <text:p text:style-name="P8"/>
        <text:p text:style-name="P231">Prepáč mi, predseda, že som si zdriemol trochu</text:p>
        <text:p text:style-name="P231"><text:soft-page-break/>pri humne detstva, ktoré ešte stojí.</text:p>
        <text:p text:style-name="P11">V<text:tab/>tom čase, keď ste išli do útoku</text:p>
        <text:p text:style-name="P232">na biedu všetkých zavrabčených striech.</text:p>
        <text:p text:style-name="P232">Dedina mladne v heroickom boji.</text:p>
        <text:p text:style-name="P8">Kto drieme v starej — vyjde na posmech.</text:p>
        <text:p text:style-name="P8"/>
        <text:p text:style-name="P229"/>
        <text:p text:style-name="P229">MÔJ RODNÝ DOM</text:p>
        <text:p text:style-name="P8"/>
        <text:p text:style-name="P231">Môj rodný dom bol starým šindľom krytý.</text:p>
        <text:p text:style-name="P231">Stál v tôni belostného kaštieľa.</text:p>
        <text:p text:style-name="P10">Na streche mach a z machu briežky rástly,</text:p>
        <text:p text:style-name="P231">zasiate vetrom z parku grófskeho.</text:p>
        <text:p text:style-name="P8"/>
        <text:p text:style-name="P229">Plot zo železa delil dom a kaštieľ.</text:p>
        <text:p text:style-name="P8"/>
        <text:p text:style-name="P231">Spomienka prvá: oberučným nožom</text:p>
        <text:p text:style-name="P231">môj otec-kolár strúhal špice kolies</text:p>
        <text:p text:style-name="P231"><text:soft-page-break/>a na terase tridsať metrov ďalej</text:p>
        <text:p text:style-name="P231">spoločnosť panská vyzváňala smiechom.</text:p>
        <text:p text:style-name="P8"/>
        <text:p text:style-name="P229">Mali tam hosťa. Pamätám sa naňho:</text:p>
        <text:p text:style-name="P10">Šiel popri plote v jednom poludní</text:p>
        <text:p text:style-name="P231">žhavého leta. Zastaviac sa zrazu,</text:p>
        <text:p text:style-name="P231">pohľadom dlhým utkvel na otcovi.</text:p>
        <text:p text:style-name="P8"/>
        <text:p text:style-name="P231">Hej, pamätám sa naňho. O železo</text:p>
        <text:p text:style-name="P231">lakťom sa oprel v jemnom zamate.</text:p>
        <text:p text:style-name="P10">I širák si sňal. Hriva vlasov viala,</text:p>
        <text:p text:style-name="P231">zakudlily sa dymy cigary.</text:p>
        <text:p text:style-name="P231"/>
        <text:p text:style-name="P10">Nemalo konca toto mlčanlivé</text:p>
        <text:p text:style-name="P231">hľadenie škárou prižmúrených viečok,</text:p>
        <text:p text:style-name="P231">tam zpoza plota, kde som často vídal</text:p>
        <text:p text:style-name="P231">modrosvit hlavní pušiek loveckých.</text:p>
        <text:p text:style-name="P8"/>
        <text:p text:style-name="P231"><text:soft-page-break/>Podivný strach mi prešiel do vedomia</text:p>
        <text:p text:style-name="P231">a zvláštny smútok do hier päťročného,</text:p>
        <text:p text:style-name="P231">keď náhlivými krokmi zmizol neznámy</text:p>
        <text:p text:style-name="P231">a vynoril sa opäť s čudným náčiním.</text:p>
        <text:p text:style-name="P8"/>
        <text:p text:style-name="P231">Mali tam hosťa. Dnes viem o ňom viacej:</text:p>
        <text:p text:style-name="P231">Peštiansky maliar portrétoval skvelé</text:p>
        <text:p text:style-name="P231">hodváby pleti prvotriednych dám</text:p>
        <text:p text:style-name="P231">feudálneho Uhorska.</text:p>
        <text:p text:style-name="P8"/>
        <text:p text:style-name="P231">Rozložiac poľný stojan za mrežou,</text:p>
        <text:p text:style-name="P231">bez slova dal sa otca maľovať.</text:p>
        <text:p text:style-name="P10">Čo videl, viem už. Veľké hnedé ruky,</text:p>
        <text:p text:style-name="P231">beľ plátna domáceho na košeli,</text:p>
        <text:p text:style-name="P8"/>
        <text:p text:style-name="P231">do čela klobúk, ktorý tvoril tône,</text:p>
        <text:p text:style-name="P231">tie vďačné plochy pre široké štetce</text:p>
        <text:p text:style-name="P231">na pleti do bronzov<text:span text:style-name="T6">a</text:span> spálenej</text:p>
        <text:p text:style-name="P231"><text:soft-page-break/>i na tom plátne z <text:span text:style-name="T6">ľ</text:span>anu mojej mamy.</text:p>
        <text:p text:style-name="P8"/>
        <text:p text:style-name="P231">Vytlačiac z tuby ultramarín tieňov</text:p>
        <text:p text:style-name="P231">i karmín na výrobu fialovej,</text:p>
        <text:p text:style-name="P231">cinóber, kobalt, modrú parížsku</text:p>
        <text:p text:style-name="P231">i jasný oker s kremžskou belobou,</text:p>
        <text:p text:style-name="P8"/>
        <text:p text:style-name="P231">impresionistickú clonu</text:p>
        <text:p text:style-name="P231">umelec vrhol, ako lovec siete,</text:p>
        <text:p text:style-name="P231">na život môjho robotného otca,</text:p>
        <text:p text:style-name="P231">na jeho ruky mozoľnaté.</text:p>
        <text:p text:style-name="P8"/>
        <text:p text:style-name="P229">S úlovkom zašiel, neprevraviac slova.</text:p>
        <text:p text:style-name="P14">O chvíľu opäť na terase zvoní</text:p>
        <text:p text:style-name="P234">príborov striebro, porcelán a smiech.</text:p>
        <text:p text:style-name="P8"/>
        <text:p text:style-name="P229">Plot zo železa delil dom a kaštieľ.</text:p>
        <text:p text:style-name="P8"/>
        <text:p text:style-name="P231"><text:soft-page-break/>Po desaťročiach, keď sa prevalil</text:p>
        <text:p text:style-name="P231">cez všetky hate život rozvodnený,</text:p>
        <text:p text:style-name="P231">na stenách komnát nenašiel sa obraz,</text:p>
        <text:p text:style-name="P231">na ktorý myslím od čias svojho detstva.</text:p>
        <text:p text:style-name="P8"/>
        <text:p text:style-name="P231">Prúžkami zlata vykladané v rámoch</text:p>
        <text:p text:style-name="P231">svietily mená vznešeného rodu.</text:p>
        <text:p text:style-name="P10">Hľadeli so stien pyšní, spupní páni,</text:p>
        <text:p text:style-name="P231">bezmocní skočiť k flintám na vešiaku.</text:p>
        <text:p text:style-name="P8"/>
        <text:p text:style-name="P231">Môj otec umrel. Jeho podobu</text:p>
        <text:p text:style-name="P231">ja v srdci nosím. Ja a hlina rodná.</text:p>
        <text:p text:style-name="P8">A ešte kdesi po svete sa túla</text:p>
        <text:p text:style-name="P8">ten obraz s názvom „Drevoobrábač“.</text:p>
        <text:p text:style-name="P8"/>
        <text:p text:style-name="P229">Lanského leta bol som v mojej rodnej.</text:p>
        <text:p text:style-name="P10">Čo vám mám vravieť? Jak jedinú milú</text:p>
        <text:p text:style-name="P231">dotykmi všetkých smyslov pohládzal som</text:p>
        <text:p text:style-name="P8"><text:soft-page-break/>miesta</text:p>
        <text:p text:style-name="P8">najväčších zázračností života.</text:p>
        <text:p text:style-name="P8"/>
        <text:p text:style-name="P231">Krivda je smytá. Pred kaštieľom chlapci</text:p>
        <text:p text:style-name="P231">z lesníckej školy spolu s dedinskými</text:p>
        <text:p text:style-name="P6"><text:span text:style-name="T1">volejbal hrajú. Na terase zvonia</text:span></text:p>
        <text:p text:style-name="P259"><text:span text:style-name="T1">hrdielka dievčat z rodu bírešov.</text:span></text:p>
        <text:p text:style-name="P8"/>
        <text:p text:style-name="P231">Keď do údolia padol súmrak mäkký,</text:p>
        <text:p text:style-name="P231">rozžaly svetlá v sále pri terase</text:p>
        <text:p text:style-name="P231">a pozvali ma recitovať básne.</text:p>
        <text:p text:style-name="P8"/>
        <text:p text:style-name="P229">Ale ja neviem vypovedať všetko.</text:p>
        <text:p text:style-name="P8"/>
        <text:p text:style-name="P229"/>
        <text:p text:style-name="P229">KEĎ OČI PR<text:span text:style-name="T6">I</text:span>ŽMÚRIM</text:p>
        <text:p text:style-name="P8"/>
        <text:p text:style-name="P231">Keď oči prižmúrim, vidím ťa v teréne,</text:p>
        <text:p text:style-name="P231"><text:soft-page-break/>ty svet môj rodný.</text:p>
        <text:p text:style-name="P8">Zarástol chodník.</text:p>
        <text:p text:style-name="P8">Nepoznáš ma už po mene.</text:p>
        <text:p text:style-name="P8"/>
        <text:p text:style-name="P229">Šuchorí vánok zrelým ovsom.</text:p>
        <text:p text:style-name="P8">Oj, ďaleko som zbehol od polí.</text:p>
        <text:p text:style-name="P8">Zapadá slnko za hory.</text:p>
        <text:p text:style-name="P8">Ako sa voláš, kvietok? — zabudol som.</text:p>
        <text:p text:style-name="P8"/>
        <text:p text:style-name="P231">Prečo ma srdce vždycky zabolí,</text:p>
        <text:p text:style-name="P231">keď kráčam chodníkami v poli</text:p>
        <text:p text:style-name="P231">pomedzi zbožie, maky, kúkoly?</text:p>
        <text:p text:style-name="P8">Prečo ma bolí</text:p>
        <text:p text:style-name="P8"/>
        <text:p text:style-name="P231">nevädzu vidieť s farbou modrých holí,</text:p>
        <text:p text:style-name="P231">za ktoré slnko zachodí?</text:p>
        <text:p text:style-name="P8"/>
        <text:p text:style-name="P231">Vra<text:span text:style-name="T6">ci</text:span>am sa cestou kon<text:span text:style-name="T6">č</text:span>a školy,</text:p>
        <text:p text:style-name="P231"><text:soft-page-break/>čo vrhla ma raz do vôd náhody.</text:p>
        <text:p text:style-name="P8"/>
        <text:p text:style-name="P229">Padá list, semä i plod do vody.</text:p>
        <text:p text:style-name="P8">Ta pošiel žiačik, sotva vedel krát.</text:p>
        <text:p text:style-name="P10">Namiesto humenných odtíska veraj vrát</text:p>
        <text:p text:style-name="P231">na školských budovách. A čo v nich nachodí?</text:p>
        <text:p text:style-name="P8"/>
        <text:p text:style-name="P229">Ach, koľko pliev a ako málo zrna!</text:p>
        <text:p text:style-name="P8">Slamiek sa chytá v prúde kalných vôd.</text:p>
        <text:p text:style-name="P10">Zpod nôh mu uniká zem rodná, láskyplná</text:p>
        <text:p text:style-name="P231">a s dosahu rúk — kvet i plod.</text:p>
        <text:p text:style-name="P8"/>
        <text:p text:style-name="P231">Protivnú kastu v tôni koristníkov</text:p>
        <text:p text:style-name="P231">vyrába škola na bežiacom páse.</text:p>
        <text:p text:style-name="P10">Slovensko tŕnok a šípových kríkov</text:p>
        <text:p text:style-name="P231">do idylických básní plače.</text:p>
        <text:p text:style-name="P8"/>
        <text:p text:style-name="P229">Šuchorí vánok zrelým ovsom.</text:p>
        <text:p text:style-name="P8"><text:soft-page-break/>Oj, ďaleko som zbehol od polí.</text:p>
        <text:p text:style-name="P8">Zapadá slnko za hory.</text:p>
        <text:p text:style-name="P8">Ako sa voláš, kvietok? — zabudol som.</text:p>
        <text:p text:style-name="P8"/>
        <text:p text:style-name="P229">Ako som mohol zabudnúť?</text:p>
        <text:p text:style-name="P10">Listujem v slovníku a dýcham vôňu z neho.</text:p>
        <text:p text:style-name="P231">Do snov sa norím zemou sladkobrehou</text:p>
        <text:p text:style-name="P231">a padám tvárou na kvitnúcu hruď.</text:p>
        <text:p text:style-name="P8"/>
        <text:p text:style-name="P229">Pridája teraz mocné pokolenie.</text:p>
        <text:p text:style-name="P8">Kreše sa v boji. Zápolí.</text:p>
        <text:p text:style-name="P10">Posledná borba vzplála na poli,</text:p>
        <text:p text:style-name="P231">kde túlajú sa naše detstvá zablúdené.</text:p>
        <text:p text:style-name="P8"/>
        <text:p text:style-name="P229"/>
        <text:p text:style-name="P8">POPRI VÁHU</text:p>
        <text:p text:style-name="P8"/>
        <text:p text:style-name="P237">Ten starý Váh, čo plte-krošne drotil</text:p>
        <text:p text:style-name="P237"><text:soft-page-break/>v sychravom chlade, v dusných letných</text:p>
        <text:p text:style-name="P31">sparnách</text:p>
        <text:p text:style-name="P34">popod starhrady a práchnivé ploty</text:p>
        <text:p text:style-name="P34">ta dolu do Komárna,</text:p>
        <text:p text:style-name="P8"/>
        <text:p text:style-name="P237">hučí mi v hlave ako pieseň márna,</text:p>
        <text:p text:style-name="P237">balada stará, zabúdaná, smutná,</text:p>
        <text:p text:style-name="P237">čo soľou potu a soľou s<text:span text:style-name="T7">ĺ</text:span>z chutná.</text:p>
        <text:p text:style-name="P16">— — —</text:p>
        <text:p text:style-name="P229"/>
        <text:p text:style-name="P237">Žltý Váh, živel načahujúci sa</text:p>
        <text:p text:style-name="P237">v bezhviezdnej noci, noci bez svetiel,</text:p>
        <text:p text:style-name="P237">čeľusťou smrti k spiacim dreveniciam,</text:p>
        <text:p text:style-name="P237">zkiaď postrašený vtáčik vyletel...</text:p>
        <text:p text:style-name="P8"/>
        <text:p text:style-name="P237">Slovensko pričupené vieskami</text:p>
        <text:p text:style-name="P237">pod strmé stráne,</text:p>
        <text:p text:style-name="P237">prežehnávané bleskami,</text:p>
        <text:p text:style-name="P237"><text:soft-page-break/>bleskami prežehnávané.</text:p>
        <text:p text:style-name="P8"/>
        <text:p text:style-name="P8">S červenou hviezdou pripätou na oceľovej</text:p>
        <text:p text:style-name="P8">hrudi</text:p>
        <text:p text:style-name="P8">lokomotíva diaľky preráža.</text:p>
        <text:p text:style-name="P16">Okolo okien vôňa prúdi</text:p>
        <text:p text:style-name="P237">zaroseného Považia.</text:p>
        <text:p text:style-name="P8"/>
        <text:p text:style-name="P237">Len čo sme opustili úpätia</text:p>
        <text:p text:style-name="P237">viničných svahov vyše Bratislavy,</text:p>
        <text:p text:style-name="P237">s Váhom sa železnica pospletá</text:p>
        <text:p text:style-name="P237">a nepustí ho, kým ma neprepraví</text:p>
        <text:p text:style-name="P8"/>
        <text:p text:style-name="P237">cez miesta glóbu srdcu môjmu najbližšie.</text:p>
        <text:p text:style-name="P237">Koľkokrát v kupé, do krajiny zahľadený,</text:p>
        <text:p text:style-name="P237">sníval som o tom, ako napíšem</text:p>
        <text:p text:style-name="P237">najkrajšiu báseň všetkých pokolení...</text:p>
        <text:p text:style-name="P8"/>
        <text:p text:style-name="P237"><text:soft-page-break/>Hej, vykláňal som hlavu do prúdu,</text:p>
        <text:p text:style-name="P237">veternú ružicu, nech mlynček veršov krúti.</text:p>
        <text:p text:style-name="P237">No ešte po tú, ešte po tú zákrutu</text:p>
        <text:p text:style-name="P237">len pre mňa vyhrávaj, Váh, vo vŕbovom prútí.</text:p>
        <text:p text:style-name="P8"/>
        <text:p text:style-name="P237">Vej, vietor, hlavou, hladkaj jariny</text:p>
        <text:p text:style-name="P237">a strapať kríky šípok na trávnatých medziach.</text:p>
        <text:p text:style-name="P237">Nájdeš len jarabé krehučké škrupiny</text:p>
        <text:p text:style-name="P237">po mladých, dávno vybŕknutých z hniezda...</text:p>
        <text:p text:style-name="P8"/>
        <text:p text:style-name="P237">Kde je ten potok, žilka belasá</text:p>
        <text:p text:style-name="P237">na mape?</text:p>
        <text:p text:style-name="P16">Kým ako hrušky čas nás nestriasa —</text:p>
        <text:p text:style-name="P237">nechápeš.</text:p>
        <text:p text:style-name="P8"/>
        <text:p text:style-name="P229">Vlní sa zakvietený násyp pri trati.</text:p>
        <text:p text:style-name="P16">Od neho, cez kapustné hrady,</text:p>
        <text:p text:style-name="P237">až po strminy kamenistých úvrat<text:span text:style-name="T7">í</text:span>,</text:p>
        <text:p text:style-name="P237"><text:soft-page-break/>ako sme mali nevýslovne radi</text:p>
        <text:p text:style-name="P8"/>
        <text:p text:style-name="P229">zem sladkú... Prvoposledné telo milenky.</text:p>
        <text:p text:style-name="P8">Až potom, keď ho človek strácať začne,</text:p>
        <text:p text:style-name="P16">alarmuje sny, city, myšlienky</text:p>
        <text:p text:style-name="P237">v štvorstupy záchranných čiat márnej básne.</text:p>
        <text:p text:style-name="P8"/>
        <text:p text:style-name="P237">Najkrajšiu báseň všetkých pokolení</text:p>
        <text:p text:style-name="P237">ja nenapíšem. Už ju píšu iní.</text:p>
        <text:p text:style-name="P30">— — —</text:p>
        <text:p text:style-name="P229">Z odvahy, lásky, ocele a hliny.</text:p>
        <text:p text:style-name="P8"/>
        <text:p text:style-name="P229"/>
        <text:p text:style-name="P229">NAMIESTO KARTY S POZDRAVENÍM</text:p>
        <text:p text:style-name="P8"/>
        <text:p text:style-name="P237">Namiesto karty s pozdravením z Bratislavy</text:p>
        <text:p text:style-name="P237">posielam báseň, súdruh Kaličiak.</text:p>
        <text:p text:style-name="P8"/>
        <text:p text:style-name="P237"><text:soft-page-break/>Keď pohli sme sa ďalej z Fiľakova,</text:p>
        <text:p text:style-name="P237">bujnely ako popínavý hrach</text:p>
        <text:p text:style-name="P237">každým dňom viacej tvoje slová,</text:p>
        <text:p text:style-name="P237">čo si mi zasial do básnickej hlavy.</text:p>
        <text:p text:style-name="P8"/>
        <text:p text:style-name="P229">Spomínať budem dlho na tvoj chlieb.</text:p>
        <text:p text:style-name="P8"/>
        <text:p text:style-name="P237">Úderník Kovosmaltu,</text:p>
        <text:p text:style-name="P237">bývalý bíreš veľkomožného,</text:p>
        <text:p text:style-name="P237">rozprával o tom, jak sa mal tu,</text:p>
        <text:p text:style-name="P237">v tomto žírnom kraji,</text:p>
        <text:p text:style-name="P8"/>
        <text:p text:style-name="P237">keď si tu žili ako v raji</text:p>
        <text:p text:style-name="P237">zákonom chránení</text:p>
        <text:p text:style-name="P237">kapitalistickí ľudožrúti...</text:p>
        <text:p text:style-name="P8"/>
        <text:p text:style-name="P237">(...a keď som ja písal veršíky,</text:p>
        <text:p text:style-name="P237">ako čas plieni v ruži,</text:p>
        <text:p text:style-name="P237"><text:soft-page-break/>ako sa vesmír krúti,</text:p>
        <text:p text:style-name="P237">aký som opustený na zemi.)</text:p>
        <text:p text:style-name="P8"/>
        <text:p text:style-name="P237">Bolo to v nedeľu ráno</text:p>
        <text:p text:style-name="P237">na závodnom dvore.</text:p>
        <text:p text:style-name="P8"/>
        <text:p text:style-name="P237">Slniečko spúšťalo sa po komíne dole.</text:p>
        <text:p text:style-name="P237">„Žili sme p<text:span text:style-name="T7">l</text:span>ano,“</text:p>
        <text:p text:style-name="P237">vravím ja.</text:p>
        <text:p text:style-name="P8"/>
        <text:p text:style-name="P237">„Keby vedeli mladí,</text:p>
        <text:p text:style-name="P237">ako sme žili prv,“</text:p>
        <text:p text:style-name="P237">vraví on</text:p>
        <text:p text:style-name="P16">a do ďaleka, do ďaleka hľadí</text:p>
        <text:p text:style-name="P237">štrbinkou úzkou zpod obŕv.</text:p>
        <text:p text:style-name="P8"/>
        <text:p text:style-name="P237">A potom jeho prsty</text:p>
        <text:p text:style-name="P237">otvoria tabatierku.</text:p>
        <text:p text:style-name="P16"><text:soft-page-break/>Som ako ona v jeho hrsti</text:p>
        <text:p text:style-name="P237">a otváram sa ľahko vcelku.</text:p>
        <text:p text:style-name="P8"/>
        <text:p text:style-name="P229">A dobre nám je, dobre nám je</text:p>
        <text:p text:style-name="P8">púštať dymu kotúče</text:p>
        <text:p text:style-name="P8">ponad všetky</text:p>
        <text:p text:style-name="P8">zhrdzavené,</text:p>
        <text:p text:style-name="P8">skrvavené,</text:p>
        <text:p text:style-name="P8">roztrhané</text:p>
        <text:p text:style-name="P8">obruče.</text:p>
        <text:p text:style-name="P8"/>
        <text:p text:style-name="P237">„Žili sme p<text:span text:style-name="T7">l</text:span>ano, p<text:span text:style-name="T7">l</text:span>ano veru,</text:p>
        <text:p text:style-name="P237">stratili mnoho času v živote.</text:p>
        <text:p text:style-name="P16">Nechali sme sa, nech nás z kože derú</text:p>
        <text:p text:style-name="P237">v bezcieľnej robote. —</text:p>
        <text:p text:style-name="P8">Na panskom...“</text:p>
        <text:p text:style-name="P8"/>
        <text:p text:style-name="P237">Lampášik púpavy sa jagal pri plote.</text:p>
        <text:p text:style-name="P237"><text:soft-page-break/>„Hľa, moja úroda.“</text:p>
        <text:p text:style-name="P8">Výdychom dymu sfúkol som ho razom.</text:p>
        <text:p text:style-name="P8"/>
        <text:p text:style-name="P229">„Nuž, taký som bol blázon,</text:p>
        <text:p text:style-name="P8">keď som tie krásne verše písal...“</text:p>
        <text:p text:style-name="P16">Púpavy rozkvitnú a s vetrom odchodia.</text:p>
        <text:p text:style-name="P237">Semeno písmenôk takisto roztratí sa.</text:p>
        <text:p text:style-name="P8"/>
        <text:p text:style-name="P229">Ale reč ľudská nie je plané semä.</text:p>
        <text:p text:style-name="P8">Je rovná chlebu, živí nás.</text:p>
        <text:p text:style-name="P8">Preto ju s chuťou spolu jeme.</text:p>
        <text:p text:style-name="P8"/>
        <text:p text:style-name="P237">(Tu zrazu zbadal, že my, cestujúci,</text:p>
        <text:p text:style-name="P237">nemáme chleba. Obchody</text:p>
        <text:p text:style-name="P237">zavreté boly pre akúsi zmenu</text:p>
        <text:p text:style-name="P237">v systéme zásobovania.)</text:p>
        <text:p text:style-name="P8"/>
        <text:p text:style-name="P16">Namiesto karty s pozdravením z Bratislavy</text:p>
        <text:p text:style-name="P237"><text:soft-page-break/>posielam ti tu tieto riadky.</text:p>
        <text:p text:style-name="P8">Nech utúžia stisk našich pravíc.</text:p>
        <text:p text:style-name="P16">Sme ešte chlapi, máme jasné hlavy</text:p>
        <text:p text:style-name="P237">a zodvihneme život, plný slávy,</text:p>
        <text:p text:style-name="P237">nad staré biedy, krivdy, neporiadky.</text:p>
        <text:p text:style-name="P8">Nuž, ako sa máš? A čo doma. Zdraví?</text:p>
        <text:p text:style-name="P8"/>
        <text:p text:style-name="P229">Ešte dnes vonia mi chlieb tvojou ženou pečený,</text:p>
        <text:p text:style-name="P8">chlieb skúsenosťou desaťročí cenený,</text:p>
        <text:p text:style-name="P8">keď na bicykli do susednej obce,</text:p>
        <text:p text:style-name="P8">cez dolinky tri a cez štyri kopce,</text:p>
        <text:p text:style-name="P8">zašiel si preň a podal nám ho v obrúsku,</text:p>
        <text:p text:style-name="P8">nie po krajcoch a po kúsku,</text:p>
        <text:p text:style-name="P8"/>
        <text:p text:style-name="P229">lež celý peceň, rumenný jak slnce v zorách</text:p>
        <text:p text:style-name="P8">ranných.,.</text:p>
        <text:p text:style-name="P8"/>
        <text:p text:style-name="P229"/>
        <text:p text:style-name="P229"><text:soft-page-break/>POZDRAV</text:p>
        <text:p text:style-name="P8">(Súdruhom Viliamovi <text:span text:style-name="T7">Š</text:span>irokému k 50. narodeninám)</text:p>
        <text:p text:style-name="P8"/>
        <text:p text:style-name="P237">Dovoľte pozdraviť Vás v tento deň,</text:p>
        <text:p text:style-name="P237">keď spolu s Vami, obrátení zpiatky,</text:p>
        <text:p text:style-name="P237">hľadíme na ponurú priehlbeň</text:p>
        <text:p text:style-name="P237">života našej domoviny-matky</text:p>
        <text:p text:style-name="P237">robotných chlapov a robotných žien.</text:p>
        <text:p text:style-name="P8"/>
        <text:p text:style-name="P237">Nezabudneme, ako bolo raz</text:p>
        <text:p text:style-name="P237">na pánov drhnúť, večne skláňať šije.</text:p>
        <text:p text:style-name="P237">Četníci, notár, učiteľ i kňaz</text:p>
        <text:p text:style-name="P237">chránili blaho „dobrej“ famílie.</text:p>
        <text:p text:style-name="P237">Robotní ľudia pamätajú Vás.</text:p>
        <text:p text:style-name="P8"/>
        <text:p text:style-name="P229">Strašiakom bolo slovo boľševik.</text:p>
        <text:p text:style-name="P16">Keď padlo s kancľa, skameneli mnohí.</text:p>
        <text:p text:style-name="P237">Chalupa na spadnutie, pole-švík...</text:p>
        <text:p text:style-name="P16"><text:soft-page-break/>Ej, putnali nám rozum, ruky, nohy,</text:p>
        <text:p text:style-name="P237">bedárom v chajdách drevených.</text:p>
        <text:p text:style-name="P8"/>
        <text:p text:style-name="P237">Boh búrok trieskal do deravých striech</text:p>
        <text:p text:style-name="P237">a oheň žihliav žíhal zrúcaniny.</text:p>
        <text:p text:style-name="P8">Chudoba vychádzala na posmech.</text:p>
        <text:p text:style-name="P8">Do Ameriky a do Argentíny...</text:p>
        <text:p text:style-name="P8">A sosúval sa národ ako breh.</text:p>
        <text:p text:style-name="P8"/>
        <text:p text:style-name="P229">Slovensko vstáva z prašiviny bied.</text:p>
        <text:p text:style-name="P8">Z úhorov dvíha betónové čelo.</text:p>
        <text:p text:style-name="P16">Nad minulosťou hladomorných liet</text:p>
        <text:p text:style-name="P237">úroda dužie a týči sa dielo,</text:p>
        <text:p text:style-name="P237">čo nedovolí nikdy cúvnuť zpä<text:span text:style-name="T7">ť</text:span>.</text:p>
        <text:p text:style-name="P8"/>
        <text:p text:style-name="P237">Kto presekol ten bludný kruh</text:p>
        <text:p text:style-name="P237">drotárov, sklárov a pltníkov Váhu?</text:p>
        <text:p text:style-name="P16">Kto sos<text:span text:style-name="T7">ň</text:span>al kliatbu s nádenníckych rúk,</text:p>
        <text:p text:style-name="P237"><text:soft-page-break/>kto smietol s pultu vydridu<text:span text:style-name="T7">š</text:span>skú v<text:span text:style-name="T7">á</text:span>hu?</text:p>
        <text:p text:style-name="P237">Miesiželezo, Valibuk?</text:p>
        <text:p text:style-name="P8"/>
        <text:p text:style-name="P237">Ej, nenadarmo z pohúžvaných čiel</text:p>
        <text:p text:style-name="P237">vyrástol rozprávkový obor <text:span text:style-name="T7">ľ</text:span>udu.</text:p>
        <text:p text:style-name="P8">Je stelesnený sen a pomysel.</text:p>
        <text:p text:style-name="P16">Jeho päsť vekmi vekov chváliť budú:</text:p>
        <text:p text:style-name="P237">socialistický ťažký priemysel.</text:p>
        <text:p text:style-name="P8"/>
        <text:p text:style-name="P237">Ľud nezabudne Vašu vernosť, česť,</text:p>
        <text:p text:style-name="P237">kalenú v cele smrti, v boji zblízka,</text:p>
        <text:p text:style-name="P237">keď besný fašistický hrdlorez</text:p>
        <text:p text:style-name="P237">vytiahnuť túžil k výškam hviezd</text:p>
        <text:p text:style-name="P237">šibenice a popraviská.</text:p>
        <text:p text:style-name="P8"/>
        <text:p text:style-name="P237">Dovoľte pozdraviť Vás v tento čas,</text:p>
        <text:p text:style-name="P237">keď hľadiac s Vami na obzory jasné,</text:p>
        <text:p text:style-name="P237">k úlohám veľkým túži každý rásť.</text:p>
        <text:p text:style-name="P237"><text:soft-page-break/>Dovoľte zdvihnúť k pocte zbrane básne</text:p>
        <text:p text:style-name="P237">na statočný a čistý život Váš.</text:p>
        <text:p text:style-name="P8"/>
        <text:p text:style-name="P229"/>
        <text:p text:style-name="P237">VERŠE FRA<text:span text:style-name="T7">Ň</text:span>OVI KRÁĽOVI</text:p>
        <text:p text:style-name="P237">(K narodeninám)</text:p>
        <text:p text:style-name="P8"/>
        <text:p text:style-name="P229">1</text:p>
        <text:p text:style-name="P8"/>
        <text:p text:style-name="P237">Akože složiť túto kytku básne,</text:p>
        <text:p text:style-name="P237">aby v nej čistý súzvuk hral —</text:p>
        <text:p text:style-name="P237">aby som mohol bez rozpakov, bázne,</text:p>
        <text:p text:style-name="P237">povedať prosto: „Tebe, súdruh Kráľ!“</text:p>
        <text:p text:style-name="P17"/>
        <text:p text:style-name="P239">O kvietky núdze u mňa nebolo by</text:p>
        <text:p text:style-name="P239">a ľahko by som mohol osloviť</text:p>
        <text:p text:style-name="P239">básnika, ktorého znám celé doby:</text:p>
        <text:p text:style-name="P8">„K narodeninám. Tebe, Fraňovi.“</text:p>
        <text:p text:style-name="P8"><text:soft-page-break/></text:p>
        <text:p text:style-name="P237">A pospomínať, ako ten čas letí...</text:p>
        <text:p text:style-name="P237">„Tak sa mi vidí, včera bolo to:</text:p>
        <text:p text:style-name="P237">Pamätáš, ako prekypely kvietím</text:p>
        <text:p text:style-name="P237">záhradky, heno za plotom.</text:p>
        <text:p text:style-name="P8"/>
        <text:p text:style-name="P237">keď sme tu stáli, vetrom strapatení?</text:p>
        <text:p text:style-name="P237">Božemôj, ako ten čas uteká!</text:p>
        <text:p text:style-name="P7"><text:span text:style-name="T1">Kedy to bolo, keď som na podstení</text:span></text:p>
        <text:p text:style-name="P260"><text:span text:style-name="T1">prvý raz stisol gombík zvončeka?“ —</text:span></text:p>
        <text:p text:style-name="P8"/>
        <text:p text:style-name="P237">Bolo to vskutku dávno, v dávnoveku,</text:p>
        <text:p text:style-name="P237">v kapitalizme celkom hlboko,</text:p>
        <text:p text:style-name="P237">keď pocítil som ako dávku lieku</text:p>
        <text:p text:style-name="P237">stisk jeho ruky, mäkkej naoko.</text:p>
        <text:p text:style-name="P8"/>
        <text:p text:style-name="P237">A predsa, ako složiť kytku básne,</text:p>
        <text:p text:style-name="P237">aby v nej čistý súzvuk hral,</text:p>
        <text:p text:style-name="P237"><text:soft-page-break/>aby som mohol bez rozpakov, bázne,</text:p>
        <text:p text:style-name="P237">povedať prosto: „Tebe, súdruh Kráľ!“</text:p>
        <text:p text:style-name="P8"/>
        <text:p text:style-name="P229">2</text:p>
        <text:p text:style-name="P8"/>
        <text:p text:style-name="P237">Koľko to prešlo skrvavených listopádov</text:p>
        <text:p text:style-name="P237">za Horským parkom vôkol Tvojich oblokov?!</text:p>
        <text:p text:style-name="P237">Čože my vieme o barbarských vpádoch</text:p>
        <text:p text:style-name="P16">do kvitnúcich sadov,</text:p>
        <text:p text:style-name="P237">čože my vieme o rokoch tam hore, vysoko?</text:p>
        <text:p text:style-name="P8">Dolu sa kdekto dobre mal.</text:p>
        <text:p text:style-name="P8">Zaliezali sme v poetický kryt.</text:p>
        <text:p text:style-name="P16">Keď „proti noci“ vyšla bohéma,</text:p>
        <text:p text:style-name="P237">ty proti noci zodvihol si štít —</text:p>
        <text:p text:style-name="P237">osamotený, zabudnutý.</text:p>
        <text:p text:style-name="P8">Nad literátskou Bratislavou, čo každý večer</text:p>
        <text:p text:style-name="P8">chodí piť,</text:p>
        <text:p text:style-name="P8">ty s triezvou hlavou stál si proti smrti.</text:p>
        <text:p text:style-name="P3"><text:soft-page-break/><text:span text:style-name="T1"/></text:p>
        <text:p text:style-name="P260"><text:span text:style-name="T1">Jak jedľa horská na smrečianskom grúni.</text:span></text:p>
        <text:p text:style-name="P260"><text:span text:style-name="T1">Sám, a pred</text:span><text:span text:style-name="T3">s</text:span><text:span text:style-name="T8">’</text:span><text:span text:style-name="T1"> v pevnom, vernom somknutí,</text:span></text:p>
        <text:p text:style-name="P263">keď búrka duní — — —</text:p>
        <text:p text:style-name="P8">Oj, sokol sivý dokmásaných perutí...</text:p>
        <text:p text:style-name="P8"/>
        <text:p text:style-name="P229">3</text:p>
        <text:p text:style-name="P16"/>
        <text:p text:style-name="P237">Vo vzduchu cítiť vôňu prvých klíčkov.</text:p>
        <text:p text:style-name="P16">Jar ide. Dobré slnko prastaré</text:p>
        <text:p text:style-name="P237">chýli sa k zemi a dnes-zajtra zase</text:p>
        <text:p text:style-name="P237">rosnatou kvetnou vlnou poetickou</text:p>
        <text:p text:style-name="P237">zaleje plodné konáre.</text:p>
        <text:p text:style-name="P8"/>
        <text:p text:style-name="P229">Čo iné želať básnikovi?</text:p>
        <text:p text:style-name="P16">Stál v búrkach ako nepoddajný strom,</text:p>
        <text:p text:style-name="P237">kmásaný víchrom, znášal blesky, hromy,</text:p>
        <text:p text:style-name="P237">rozpínal vetvy ponad rodné krovy,</text:p>
        <text:p text:style-name="P237">hotový platiť životom.</text:p>
        <text:p text:style-name="P8"><text:soft-page-break/></text:p>
        <text:p text:style-name="P229">4</text:p>
        <text:p text:style-name="P8"/>
        <text:p text:style-name="P237">Dnes s nami stojí tu,</text:p>
        <text:p text:style-name="P237">jazvami boja krásny.</text:p>
        <text:p text:style-name="P16">Pre vinič nových básní</text:p>
        <text:p text:style-name="P237">opora z granitu.</text:p>
        <text:p text:style-name="P8"/>
        <text:p text:style-name="P237">On prešiel cestou zarúbanou</text:p>
        <text:p text:style-name="P237">a v búrkach vytrval.</text:p>
        <text:p text:style-name="P8">Na zdravie, súdruh Kráľ!</text:p>
        <text:p text:style-name="P8">Na dobré zdravie, Fraňo!</text:p>
        <text:p text:style-name="P8"/>
        <text:p text:style-name="P229"/>
        <text:p text:style-name="P237">MÁRII PUJMANOVEJ</text:p>
        <text:p text:style-name="P237">(Za „Život proti smrti“)</text:p>
        <text:p text:style-name="P8"/>
        <text:p text:style-name="P237">Čítal som knihu. Oči plné sĺz</text:p>
        <text:p text:style-name="P237"><text:soft-page-break/>musel som privrieť náhle prostred vety.</text:p>
        <text:p text:style-name="P237">To iba slnko, prudké slnko svieti.</text:p>
        <text:p text:style-name="P16">Pod hmatom dlane, ktorá knihu drží,</text:p>
        <text:p text:style-name="P237">pulzuje krv a srdce cítim tĺcť.</text:p>
        <text:p text:style-name="P8">To moja krv je. Moje srdce, slzy.</text:p>
        <text:p text:style-name="P8"/>
        <text:p text:style-name="P237">Čítal som knihu. Zachvátil ma hnev.</text:p>
        <text:p text:style-name="P237">Vzrušený vstal som a od steny k stene,</text:p>
        <text:p text:style-name="P237">vytasiac šable nikým nevidené,</text:p>
        <text:p text:style-name="P237">zrúbal som nepriateľa v okamihu.</text:p>
        <text:p text:style-name="P16">A to bol iba o hrdinstve spev.</text:p>
        <text:p text:style-name="P237">Namiesto šable držím v ruke knihu.</text:p>
        <text:p text:style-name="P8"/>
        <text:p text:style-name="P237">Čítal som knihu. Krásna, pravdivá,</text:p>
        <text:p text:style-name="P237">prestúpila ma ako prvá láska.</text:p>
        <text:p text:style-name="P8">Jak lupeň ľahká a ako meč ťažká.</text:p>
        <text:p text:style-name="P16">Dočítajúc ju, za poslednou stránkou,</text:p>
        <text:p text:style-name="P237">keď Keto s Ondrejom sa stretli za živa,</text:p>
        <text:p text:style-name="P237"><text:soft-page-break/>ešte raz som sa dotkol oka hánkou.</text:p>
        <text:p text:style-name="P8"/>
        <text:p text:style-name="P237">Potom som hľadel dlho na hviezdy</text:p>
        <text:p text:style-name="P237">nad Dunajom a bratislavským hradom.</text:p>
        <text:p text:style-name="P237">Máj pŕchol nebadaným voľným pádom</text:p>
        <text:p text:style-name="P237">a človek túžil ku človeku privinúť sa.</text:p>
        <text:p text:style-name="P237">Tak som tam čakal, kým sa rozbrieždil</text:p>
        <text:p text:style-name="P237">deň taký krásny ako nikdy dosiaľ...</text:p>
        <text:p text:style-name="P237">Ďakujeme Vám... v šťastí-nešťastí</text:p>
        <text:p text:style-name="P237">dievčenský nežná, chlapsky bojujúca.</text:p>
        <text:p text:style-name="P8"/>
        <text:p text:style-name="P229"/>
        <text:p text:style-name="P229">VĎAKA STRANE</text:p>
        <text:p text:style-name="P8"/>
        <text:p text:style-name="P240">Silné je slnko tvojej myšlienky</text:p>
        <text:p text:style-name="P240">a prepáli sa v kosti Zeme.</text:p>
        <text:p text:style-name="P18">Kto vraví, že sme podenky,</text:p>
        <text:p text:style-name="P240">že zahynieme?</text:p>
        <text:p text:style-name="P8"><text:soft-page-break/></text:p>
        <text:p text:style-name="P240">Korhe<text:span text:style-name="T10">ľ</text:span> nad krpkou pálenky,</text:p>
        <text:p text:style-name="P240">farár pri známej téme:</text:p>
        <text:p text:style-name="P240">prach si atď. — vieme.</text:p>
        <text:p text:style-name="P8"/>
        <text:p text:style-name="P240">Pod slnkom tvojej myšlienky</text:p>
        <text:p text:style-name="P240">žiť bude ľudské plemä.</text:p>
        <text:p text:style-name="P8"/>
        <text:p text:style-name="P240">Bude žiť človek krásny ako sen,</text:p>
        <text:p text:style-name="P240">ktorý sme v tvŕdzi vekov rozvíjali.</text:p>
        <text:p text:style-name="P240">Zaokrúhli sa v ovocie kvet</text:p>
        <text:p text:style-name="P240">búrnych jarí.</text:p>
        <text:p text:style-name="P8"/>
        <text:p text:style-name="P240">Kto to tu ešte bľaboce,</text:p>
        <text:p text:style-name="P240">že sme my naňho malí?</text:p>
        <text:p text:style-name="P8">Slnko ho zajtra spáli.</text:p>
        <text:p text:style-name="P8"/>
        <text:p text:style-name="P18">Na dnešok mysliac, do zajtrajškov h<text:span text:style-name="T10">ľ</text:span>adím</text:p>
        <text:p text:style-name="P240"><text:soft-page-break/>ďalekohľadom básne.</text:p>
        <text:p text:style-name="P18">A vidím ľudí, obydlia a sady,</text:p>
        <text:p text:style-name="P240">ako sen sedmokrásne.</text:p>
        <text:p text:style-name="P8"/>
        <text:p text:style-name="P240">Nik ťa už viacej nepodtne</text:p>
        <text:p text:style-name="P240">bičíkom panským,</text:p>
        <text:p text:style-name="P8">Slovensko rodné, robotné.</text:p>
        <text:p text:style-name="P8"/>
        <text:p text:style-name="P240">Ten terén, kde sa týčia dovysoka</text:p>
        <text:p text:style-name="P240">práchnivé zuby hradov,</text:p>
        <text:p text:style-name="P240">ozubadlená, bystrotoká</text:p>
        <text:p text:style-name="P240">splavuje rieka nadol.</text:p>
        <text:p text:style-name="P8"/>
        <text:p text:style-name="P240">Nech ide dolu vodou, spánombohom,</text:p>
        <text:p text:style-name="P240">Slovensko biedy, lanských snehov.</text:p>
        <text:p text:style-name="P18">My rozkrútime elektrický pohon</text:p>
        <text:p text:style-name="P240">Slovenska budúceho.</text:p>
        <text:p text:style-name="P8"/>
        <text:p text:style-name="P8"><text:soft-page-break/>Prituhol boj. Je tvrdší so dňa na deň.</text:p>
        <text:p text:style-name="P8">Ale i vojsko strany tvrdne v ňom...</text:p>
        <text:p text:style-name="P8">Postúpiť treba v nerozbornom rade.</text:p>
        <text:p text:style-name="P18">A tak sa stane. Zodvihnuté nadeň,</text:p>
        <text:p text:style-name="P240">zástavy naše šibú plameňom.</text:p>
        <text:p text:style-name="P8"/>
        <text:p text:style-name="P240">Hľadíme na vás s pýchou, súdruhovia.</text:p>
        <text:p text:style-name="P240">Hľadíme na vás s pýchou, súdružky.</text:p>
        <text:p text:style-name="P18">Za všetky prijmi pozdrav, Kaljaková,</text:p>
        <text:p text:style-name="P240">za všetky, ktoré bez dobrého slova</text:p>
        <text:p text:style-name="P240">shŕňaly včera mrvy výslužky.</text:p>
        <text:p text:style-name="P8"/>
        <text:p text:style-name="P240">Za všetkých prijmi pozdrav v prvom rade,</text:p>
        <text:p text:style-name="P240">Dzuroška.</text:p>
        <text:p text:style-name="P8">Kde Thurzo-veľmož vládol na Oravskom</text:p>
        <text:p text:style-name="P8">hrade,</text:p>
        <text:p text:style-name="P18">riaditeľ robotnícky na Priehrade</text:p>
        <text:p text:style-name="P240">prekonal veky z barakového oblôčka.</text:p>
        <text:p text:style-name="P8"><text:soft-page-break/></text:p>
        <text:p text:style-name="P229">Pozdrav a lásku delegátom Sjazdu!</text:p>
        <text:p text:style-name="P8">Buď, slovo, pevné ako ruky stisk.</text:p>
        <text:p text:style-name="P18">Za každú tehlu a za každú brázdu,</text:p>
        <text:p text:style-name="P240">za každú prácu, z ktorej ľudia rastú,</text:p>
        <text:p text:style-name="P18">vám, delegáti pracovísk —</text:p>
        <text:p text:style-name="P240">buď česť a sláva!</text:p>
        <text:p text:style-name="P8"/>
        <text:p text:style-name="P18">Pamätám na brehy, ako sa sosúvaly.</text:p>
        <text:p text:style-name="P240">Cerily zuby divé skaliská.</text:p>
        <text:p text:style-name="P18">Ako dnes čujem srdcervúce škály:</text:p>
        <text:p text:style-name="P240">veľriekou temnou mračná valí</text:p>
        <text:p text:style-name="P240">čas ponad pričupené staviská.</text:p>
        <text:p text:style-name="P8"/>
        <text:p text:style-name="P240">Sosúvaly sa brehy a presýpaly hroby.</text:p>
        <text:p text:style-name="P240">Koľkí to odišli s klamlivou nádejou</text:p>
        <text:p text:style-name="P240">v tom čiernom člne, ktorý truhlár shlobil,</text:p>
        <text:p text:style-name="P240">s pásikmi „striebra“, abo bez ozdoby,</text:p>
        <text:p text:style-name="P240"><text:soft-page-break/>do času bez dejov?</text:p>
        <text:p text:style-name="P8"/>
        <text:p text:style-name="P18">Zem, ktorá kvitla divou krásou</text:p>
        <text:p text:style-name="P240">tŕnok a hložia,</text:p>
        <text:p text:style-name="P18">zem detstva môjho, slovenská a božia,</text:p>
        <text:p text:style-name="P240">sedmobolestná,</text:p>
        <text:p text:style-name="P18">(preklatá mäsiarskymi nožami)</text:p>
        <text:p text:style-name="P240">tá na obrázkoch spanilá<text:bookmark-start text:name="bookmark1"/><text:bookmark-end text:name="bookmark1"/></text:p>
        <text:p text:style-name="P8">pastierska idyla,</text:p>
        <text:p text:style-name="P8">ktorú si kládli páni za rámy</text:p>
        <text:p text:style-name="P8">a rozvešali po mestách vo vilách na steny —</text:p>
        <text:p text:style-name="P8">(zem, rodná naša,</text:p>
        <text:p text:style-name="P8">zdvihnutá až do oblakov v červánkovom</text:p>
        <text:p text:style-name="P8">plameni,</text:p>
        <text:p text:style-name="P8"/>
        <text:p text:style-name="P229">zem-drevenica,</text:p>
        <text:p text:style-name="P18">zem-zemiak, ovsík, slepá ruža,</text:p>
        <text:p text:style-name="P240">chuderka bosá v kryštálovom prameni)</text:p>
        <text:p text:style-name="P240"><text:soft-page-break/>bohatá paša,</text:p>
        <text:p text:style-name="P8">revír,</text:p>
        <text:p text:style-name="P8">zlatá baňa,</text:p>
        <text:p text:style-name="P8">tovar</text:p>
        <text:p text:style-name="P8"/>
        <text:p text:style-name="P229">ich zbíjaní a kupčení —</text:p>
        <text:p text:style-name="P8">Slovensko, kde si?</text:p>
        <text:p text:style-name="P8"/>
        <text:p text:style-name="P18">Zem, ktorá kvitla divou krásou</text:p>
        <text:p text:style-name="P240">tŕnok a hložia,</text:p>
        <text:p text:style-name="P18">zem detstva môjho: slovenská a božia —</text:p>
        <text:p text:style-name="P240">rozkvitla zrazu ľuďmi.</text:p>
        <text:p text:style-name="P8">Tvrdými nápormi a prívalmi a prúdmi,</text:p>
        <text:p text:style-name="P18">pohrdnúc sľubovanou rajskou spásou,</text:p>
        <text:p text:style-name="P240">valí sa sila ľudí —</text:p>
        <text:p text:style-name="P8">smiesť staré hriechy a smyť staré br<text:span text:style-name="T10">u</text:span>dy.</text:p>
        <text:p text:style-name="P8"/>
        <text:p text:style-name="P18">Oj, ako stvrdli chlapci poddajní,</text:p>
        <text:p text:style-name="P240"><text:soft-page-break/>tí, ktorí vyšli zo stajní,</text:p>
        <text:p text:style-name="P240">tí, ktorí išli na remeslo,</text:p>
        <text:p text:style-name="P240">tí, ktorí brali do rúk veslo</text:p>
        <text:p text:style-name="P240">na plti starých bied</text:p>
        <text:p text:style-name="P240">za našich školských liet.</text:p>
        <text:p text:style-name="P8"/>
        <text:p text:style-name="P240">Spevneli, stvrdli v mužnom veku,</text:p>
        <text:p text:style-name="P240">odhodiac krpec, dušu mäkkú</text:p>
        <text:p text:style-name="P240">v boji, čo zlomil násilie.</text:p>
        <text:p text:style-name="P18">Nech ide dolu vodou, spánombohom,</text:p>
        <text:p text:style-name="P240">Slovensko biedy, lanských snehov.</text:p>
        <text:p text:style-name="P18">My rozkrútime elektrický pohon</text:p>
        <text:p text:style-name="P240">Slovenska budúceho.</text:p>
        <text:p text:style-name="P8"/>
        <text:p text:style-name="P229"/>
        <text:p text:style-name="P252">II</text:p>
        <text:p text:style-name="P252"/>
        <text:p text:style-name="P229">LET DO MOSKVY</text:p>
        <text:p text:style-name="P8"><text:soft-page-break/></text:p>
        <text:p text:style-name="P229">1</text:p>
        <text:p text:style-name="P8"/>
        <text:p text:style-name="P241">S betónu štartovacej plochy vzlietol Iľjušin</text:p>
        <text:p text:style-name="P241">v ústrety slnku, ktoré vychádzalo.</text:p>
        <text:p text:style-name="P19">Nad Prahou zakrúžil,</text:p>
        <text:p text:style-name="P241">stúpajúc s nami k výškam</text:p>
        <text:p text:style-name="P241">a dal sa smerom na Ľvov.</text:p>
        <text:p text:style-name="P8"/>
        <text:p text:style-name="P241">Ako keď ticho prervú salvou</text:p>
        <text:p text:style-name="P241">ohromnou —</text:p>
        <text:p text:style-name="P8">vytrysklo slnko do myšlienok ospalých.</text:p>
        <text:p text:style-name="P8"/>
        <text:p text:style-name="P241">Krajina, obrázková knižka</text:p>
        <text:p text:style-name="P241">otvorila sa podomnou</text:p>
        <text:p text:style-name="P241">a ja som čítal z nej,</text:p>
        <text:p text:style-name="P241">zdvihnutý z priepadliska,</text:p>
        <text:p text:style-name="P19">jak dieťa číta,</text:p>
        <text:p text:style-name="P241"><text:soft-page-break/>slabikujúc vetu po vete:</text:p>
        <text:p text:style-name="P8">Aká je krásna, aká nová!</text:p>
        <text:p text:style-name="P8"/>
        <text:p text:style-name="P241">Veď ja som sa dosia<text:span text:style-name="T11">ľ</text:span> túlal po svete</text:p>
        <text:p text:style-name="P241">na prskajúcich balónikoch slova.</text:p>
        <text:p text:style-name="P8"/>
        <text:p text:style-name="P241">A teraz letím presne do Moskvy</text:p>
        <text:p text:style-name="P241">cez Ľvov a Kijev.</text:p>
        <text:p text:style-name="P19">Priestorom obrovským</text:p>
        <text:p text:style-name="P241">počúvam ako srdce zemegule bije</text:p>
        <text:p text:style-name="P241">v leteckom motore.</text:p>
        <text:p text:style-name="P19">Počúvam jeho pravidelné explózie</text:p>
        <text:p text:style-name="P241">a dobre mi je, dobre mi je</text:p>
        <text:p text:style-name="P241">s bezpečných výšok rozhliada<text:span text:style-name="T11">ť</text:span> sa</text:p>
        <text:p text:style-name="P241">po jasnom ľudskom obzore.</text:p>
        <text:p text:style-name="P8"/>
        <text:p text:style-name="P229">2</text:p>
        <text:p text:style-name="P8"/>
        <text:p text:style-name="P229"><text:soft-page-break/>Kĺže sa ponad mraky Iľjušin.</text:p>
        <text:p text:style-name="P8">Vo večnom slnci cestujeme.</text:p>
        <text:p text:style-name="P19">Dolu už jeseň šibla do lučín.</text:p>
        <text:p text:style-name="P241">Zem drieme.</text:p>
        <text:p text:style-name="P8"/>
        <text:p text:style-name="P229">Nevidíme ju, ale tušíme:</text:p>
        <text:p text:style-name="P19">Jak u nás, doma, háje svliekajú sa asi,</text:p>
        <text:p text:style-name="P241">spať ide pôda orná, aby po zime</text:p>
        <text:p text:style-name="P241">do úrod bohatých zodvihla ťažké klasy.</text:p>
        <text:p text:style-name="P8"/>
        <text:p text:style-name="P229">Sme niekde blízko Krakova.</text:p>
        <text:p text:style-name="P19">Po pravej strane z mora mrakov</text:p>
        <text:p text:style-name="P241">vynára štíty hradba žulová</text:p>
        <text:p text:style-name="P241">a dlho, dlho páli za nami</text:p>
        <text:p text:style-name="P241">pableskmi morseových znakov.</text:p>
        <text:p text:style-name="P8"/>
        <text:p text:style-name="P241">Prepísať človek nemá kedy,</text:p>
        <text:p text:style-name="P241">čo rodné Tatry vysielajú za nami.</text:p>
        <text:p text:style-name="P19"><text:soft-page-break/>Sú čerstvo biele. Na balvany biedy</text:p>
        <text:p text:style-name="P241">prvý sneh padol sviatočnými nehami.</text:p>
        <text:p text:style-name="P8"/>
        <text:p text:style-name="P241">Uveličený mocou ľudských umov,</text:p>
        <text:p text:style-name="P241">čo vymyslely verš a lietadlo,</text:p>
        <text:p text:style-name="P241">ja opájam sa šťastiaplnou dumou,</text:p>
        <text:p text:style-name="P241">prúdiacou proti vrtuli.</text:p>
        <text:p text:style-name="P8"/>
        <text:p text:style-name="P229">Čo mi tu všetko napadlo!</text:p>
        <text:p text:style-name="P19">Veď my sme iba včera zobuli —</text:p>
        <text:p text:style-name="P241">poddanské krpce.</text:p>
        <text:p text:style-name="P8"/>
        <text:p text:style-name="P253">3</text:p>
        <text:p text:style-name="P253"/>
        <text:p text:style-name="P229">Kĺže sa ponad mraky Iľjušin.</text:p>
        <text:p text:style-name="P19">A zrazu — v srdci?— jak indukčným prúdom</text:p>
        <text:p text:style-name="P241">svetlo sa rozžíha a hudba zazvučí.</text:p>
        <text:p text:style-name="P20"/>
        <text:p text:style-name="P242"><text:soft-page-break/>V kajute nad mrakmi. Vysoko nad osudom.</text:p>
        <text:p text:style-name="P242">Nevidíme zem, ale mocne cítime,</text:p>
        <text:p text:style-name="P242">že je tu, pod nami sa rozprestiera,</text:p>
        <text:p text:style-name="P242">že sme už nad ňou v tejto hodine,</text:p>
        <text:p text:style-name="P242">kde naše zajtra je už dávno včera.</text:p>
        <text:p text:style-name="P8"/>
        <text:p text:style-name="P241">To clonou mrakov dýchol k nám jej rozkvet,</text:p>
        <text:p text:style-name="P241">neovplyvnený zmenou ročných období.</text:p>
        <text:p text:style-name="P19">My ponad mraky spúšťame sa k Moskve,</text:p>
        <text:p text:style-name="P241">my, z minulosti. Z času poroby.</text:p>
        <text:p text:style-name="P8"/>
        <text:p text:style-name="P229">4</text:p>
        <text:p text:style-name="P8"/>
        <text:p text:style-name="P241">Zrazu sa clona mrakov stratí</text:p>
        <text:p text:style-name="P241">a o minútu zakrúži</text:p>
        <text:p text:style-name="P241">z Prahy letiaci Iľjušin</text:p>
        <text:p text:style-name="P8">nad pristávacou plochou všesvetových tratí.</text:p>
        <text:p text:style-name="P8"/>
        <text:p text:style-name="P241"><text:soft-page-break/>Mäkšie jak dlaň, keď na ňu vtáča slieta,</text:p>
        <text:p text:style-name="P241">aerodrom vystrie sa... A nie tak, predsa nie...</text:p>
        <text:p text:style-name="P241">Tak rozbehne sa do náručia dieťa,</text:p>
        <text:p text:style-name="P241">jak Iľjušin tu pristane.</text:p>
        <text:p text:style-name="P8"/>
        <text:p text:style-name="P241">Ale nie k nemu, lež k tým na schodíkoch</text:p>
        <text:p text:style-name="P241">sa veľká mocná neha zamieri,</text:p>
        <text:p text:style-name="P241">keď chvíľu postoja a s utajeným vzlykom</text:p>
        <text:p text:style-name="P241">vykročia zoči-voči materi.</text:p>
        <text:p text:style-name="P8"/>
        <text:p text:style-name="P229"/>
        <text:p text:style-name="P229">STRETNUTIE V LENINGRADE</text:p>
        <text:p text:style-name="P8"/>
        <text:p text:style-name="P241">Ja nezabudnem nikdy na tú hodinu,</text:p>
        <text:p text:style-name="P241">keď na nábreží Leningradu,</text:p>
        <text:p text:style-name="P241">znovuzrodeného z <text:span text:style-name="T11">ľ</text:span>adu, blokády a hladu,</text:p>
        <text:p text:style-name="P241">poznal som Pavla Petroviča Andrejeva.</text:p>
        <text:p text:style-name="P8"/>
        <text:p text:style-name="P229"><text:soft-page-break/>Bol hmlistý deň, keď sa Neva rovno do oblohy</text:p>
        <text:p text:style-name="P8">vlieva.</text:p>
        <text:p text:style-name="P8"/>
        <text:p text:style-name="P241">Hmlu prenikala iba Zlatá ihla Admirality,</text:p>
        <text:p text:style-name="P241">silueta Medeného jazdca</text:p>
        <text:p text:style-name="P241">a do toku uplývajúcich v<text:span text:style-name="T11">ĺ</text:span>n</text:p>
        <text:p text:style-name="P241">prepevne zakotvená Aurora.</text:p>
        <text:p text:style-name="P8"/>
        <text:p text:style-name="P241">Padalo lístie na Nevu</text:p>
        <text:p text:style-name="P241">a odtekalo do mora.</text:p>
        <text:p text:style-name="P21"/>
        <text:p text:style-name="P243">V tej leningradskej jeseni</text:p>
        <text:p text:style-name="P243">Pavel Petrovič Andrejev,</text:p>
        <text:p text:style-name="P243">prorektor univerzity,</text:p>
        <text:p text:style-name="P243">spomínal na jar</text:p>
        <text:p text:style-name="P243">slovenského Záhoria.</text:p>
        <text:p text:style-name="P8"/>
        <text:p text:style-name="P229">„Pozdravte v Senici a Čáčove,</text:p>
        <text:p text:style-name="P3"><text:soft-page-break/><text:span text:style-name="T1">snaď spomenú si — v štyridsiatom piatom...,“</text:span></text:p>
        <text:p text:style-name="P8"/>
        <text:p text:style-name="P241">Ale my visíme mu na slove,</text:p>
        <text:p text:style-name="P241">čo mimovoľne vykĺzlo sa z úst.</text:p>
        <text:p text:style-name="P8"/>
        <text:p text:style-name="P229">„Prosím vás, čo je na tom?</text:p>
        <text:p text:style-name="P8">Stavali sme aj inde mosty...“</text:p>
        <text:p text:style-name="P8"/>
        <text:p text:style-name="P241">Vysoký, skromný, ľudsky prostý</text:p>
        <text:p text:style-name="P241">lúči sa s nami úsmevom.</text:p>
        <text:p text:style-name="P8"/>
        <text:p text:style-name="P241">A ja len teraz, nad Nevou,</text:p>
        <text:p text:style-name="P241">v zahmlenej, vážnej leningradskej jeseni,</text:p>
        <text:p text:style-name="P241">zkiaď obria sila pramení,</text:p>
        <text:p text:style-name="P241">vidím ho v plnej kráse, v plnom jase,</text:p>
        <text:p text:style-name="P241">most ponad prúdy doby odchodiacej,</text:p>
        <text:p text:style-name="P19">prvý most v Bratislave nad Dunajom</text:p>
        <text:p text:style-name="P241">čo vystavali k našim májom</text:p>
        <text:p text:style-name="P241"><text:soft-page-break/>sovietski ludia.</text:p>
        <text:p text:style-name="P8"/>
        <text:p text:style-name="P229"/>
        <text:p text:style-name="P253">VEČERNÁ MOSKVA</text:p>
        <text:p text:style-name="P253"/>
        <text:p text:style-name="P244">Na vežiach Kremľa každý podvečer</text:p>
        <text:p text:style-name="P244">päť rubínových hviezd sa rozžeraví</text:p>
        <text:p text:style-name="P244">a Moskva do svetiel sa oblečie,</text:p>
        <text:p text:style-name="P244">do svetiel, do hudby a slávy.</text:p>
        <text:p text:style-name="P8"/>
        <text:p text:style-name="P244">Tu nad Leninom pevne vsadeným</text:p>
        <text:p text:style-name="P244">pod stavenisko sveta, do základov,</text:p>
        <text:p text:style-name="P244">veľrieka svetla pramení</text:p>
        <text:p text:style-name="P244">a prúdi zemou, novou jarou mladou.</text:p>
        <text:p text:style-name="P8"/>
        <text:p text:style-name="P244">Kedy to bolo, čo mu pod rukou</text:p>
        <text:p text:style-name="P244">rovnica vznikla, veta, zákon jasný?</text:p>
        <text:p text:style-name="P244">Dnes elektrina prúdi azbukou</text:p>
        <text:p text:style-name="P244"><text:soft-page-break/>po texte nápisov a neslýchaných básní.</text:p>
        <text:p text:style-name="P8"/>
        <text:p text:style-name="P244">To nie je elektrina, to je prúd</text:p>
        <text:p text:style-name="P244">srdcami prechodiaci do závitov mozgu.</text:p>
        <text:p text:style-name="P244">Až teraz platí slovo: Svetlo buď!,</text:p>
        <text:p text:style-name="P244">keď rozžíhajú podvečernú Moskvu.</text:p>
        <text:p text:style-name="P8"/>
        <text:p text:style-name="P244">Nad stáročiami starej, drevenej,</text:p>
        <text:p text:style-name="P244">nad nocou u Vasila Blaženého</text:p>
        <text:p text:style-name="P244">tryskajú svetla sveta pramene</text:p>
        <text:p text:style-name="P244">a bijú do večnosti brehov.</text:p>
        <text:p text:style-name="P8"/>
        <text:p text:style-name="P244">H<text:span text:style-name="T12">ľ</text:span>a, na výsosti nových poschodí —</text:p>
        <text:p text:style-name="P244">žeriavy, ovenčené žiarovkami.</text:p>
        <text:p text:style-name="P22">Pod starým nebom človek prechodí</text:p>
        <text:p text:style-name="P244">a vyráža mu zuby z temnej tlamy.</text:p>
        <text:p text:style-name="P8"/>
        <text:p text:style-name="P244">Vysotnyje zdania dvíha ku výškam,</text:p>
        <text:p text:style-name="P244"><text:soft-page-break/>kde prv sa preháňaly prízraky a mory.</text:p>
        <text:p text:style-name="P244">Pokojnou rukou dobu potíska</text:p>
        <text:p text:style-name="P244">do jasu vychodiacej zory.</text:p>
        <text:p text:style-name="P8"/>
        <text:p text:style-name="P244">Ulice Moskvy! Prúdy predjaria</text:p>
        <text:p text:style-name="P244">nového veku, veku komunizmu!</text:p>
        <text:p text:style-name="P22">S neónov py<text:span text:style-name="T12">ľ</text:span> prší jak s kvetov konára</text:p>
        <text:p text:style-name="P244">na ľudské srdce, obnaženú bliznu.</text:p>
        <text:p text:style-name="P8"/>
        <text:p text:style-name="P244">A hoci treští tuhý ruský mráz,</text:p>
        <text:p text:style-name="P244">počuješ spievať uvoľnené splavy.</text:p>
        <text:p text:style-name="P8">Závratne krásny ide ku nám čas.</text:p>
        <text:p text:style-name="P8">Stretáš ho v očiach teplo ligotavých.</text:p>
        <text:p text:style-name="P8"/>
        <text:p text:style-name="P244">Stretáš ho, ako ide oproti</text:p>
        <text:p text:style-name="P244">od Spasskej brány, osobne ho stretáš,</text:p>
        <text:p text:style-name="P244">ten stalinský čas obrody,</text:p>
        <text:p text:style-name="P244">nastupujúci do celého sveta.</text:p>
        <text:p text:style-name="P8"><text:soft-page-break/></text:p>
        <text:p text:style-name="P244">Na vežiach Kremľa každý podvečer</text:p>
        <text:p text:style-name="P244">päť rubínových hviezd sa rozžeraví</text:p>
        <text:p text:style-name="P244">a Moskva do svetiel sa oblečie,</text:p>
        <text:p text:style-name="P244">do svetiel vytrysknutých z Leninovej hlavy.</text:p>
        <text:p text:style-name="P8"/>
        <text:p text:style-name="P229"/>
        <text:p text:style-name="P229">JAVOROVÝ LIST Z JASNEJ POĽANY</text:p>
        <text:p text:style-name="P8"/>
        <text:p text:style-name="P244">Snežiť sa chystá. Zima dobiedza.</text:p>
        <text:p text:style-name="P244">Pod nohou šuští javorové lístie.</text:p>
        <text:p text:style-name="P244">Prechádzkou blížime sa ku brezám</text:p>
        <text:p text:style-name="P244">v jesenné šeré popoludnie hmlisté.</text:p>
        <text:p text:style-name="P8"/>
        <text:p text:style-name="P244">Aké sú krásne listy javorov!</text:p>
        <text:p text:style-name="P244">Vkladám si jeden zlatý do notesa.</text:p>
        <text:p text:style-name="P22">I u nás také pŕchnu do dvorov</text:p>
        <text:p text:style-name="P244">jak tento z jasnopolianskeho lesa.</text:p>
        <text:p text:style-name="P8"><text:soft-page-break/></text:p>
        <text:p text:style-name="P244">(A predsa inakšie je sklonená</text:p>
        <text:p text:style-name="P244">obsahuplná jeseň v zadumaní.</text:p>
        <text:p text:style-name="P8">Je čistá, priesvitná jej halena.</text:p>
        <text:p text:style-name="P8">A dávno, dávno zacelely rany.)</text:p>
        <text:p text:style-name="P8"/>
        <text:p text:style-name="P244">Na stĺpe nápis: ZÓNA TÍŠINY.</text:p>
        <text:p text:style-name="P244">Upozornenie prichodiacim hosťom.</text:p>
        <text:p text:style-name="P8">Pán tohto ticha je len jediný.</text:p>
        <text:p text:style-name="P8">Pod dubom leží. Tolstoj. V hrobe prostom.</text:p>
        <text:p text:style-name="P8"/>
        <text:p text:style-name="P229">Mohutný pokoj. Šepot strážnych briez.</text:p>
        <text:p text:style-name="P8">Od nich sa zrazu celkom rozvidnilo.</text:p>
        <text:p text:style-name="P8">Ó, ruské brezy! Ruský biely les!</text:p>
        <text:p text:style-name="P8">Pohládza nežne. Udrie strašnou silou.</text:p>
        <text:p text:style-name="P8"/>
        <text:p text:style-name="P229">A najmä tento. Sadil ho on sám.</text:p>
        <text:p text:style-name="P8">Obrábal zem, tak ako ona jeho.</text:p>
        <text:p text:style-name="P149"><text:soft-page-break/>S mužikom išiel proti temnotám.</text:p>
        <text:p text:style-name="P8">Je živou prsťou Sväzu Sovietskeho.</text:p>
        <text:p text:style-name="P8"/>
        <text:p text:style-name="P244">...A vtedy vpadli po prvý raz sem,</text:p>
        <text:p text:style-name="P244">s bubnami desu, cudzí, ozbrojení,</text:p>
        <text:p text:style-name="P244">na rukách s krvou detí, starcov, žien,</text:p>
        <text:p text:style-name="P244">zamordovaných v jeho rodnej zemi.</text:p>
        <text:p text:style-name="P8"/>
        <text:p text:style-name="P244">Ej, prerátal sa, prerátal sa vrah</text:p>
        <text:p text:style-name="P244">v Poľane Jasnej, v jednaštyridsiatom.</text:p>
        <text:p text:style-name="P22">Udomácnil sa ako v kasárňach</text:p>
        <text:p text:style-name="P244">a zavláčiac dom skrvaveným blatom,</text:p>
        <text:p text:style-name="P8"/>
        <text:p text:style-name="P229">ku hrobu zašiel s nožom za pásom.</text:p>
        <text:p text:style-name="P151">I potemnel háj od hákových krížov...</text:p>
        <text:p text:style-name="P22">No v koreňoch sa pohol úžasom,</text:p>
        <text:p text:style-name="P244">ke<text:span text:style-name="T12">ď</text:span> povel k pocte brechol svätou tíšou.</text:p>
        <text:p text:style-name="P17"/>
        <text:p text:style-name="P238"><text:soft-page-break/>V pozore stáli. Tváre meravé.</text:p>
        <text:p text:style-name="P22">„Gott mit uns“ — nápis na tento hrob dali.</text:p>
        <text:p text:style-name="P244">Svastiku zahlobili ku hlave.</text:p>
        <text:p text:style-name="P8">To jeho, jeho oni verbovali! —</text:p>
        <text:p text:style-name="P8"/>
        <text:p text:style-name="P229">Počúvam príbeh. V chrbte mrazí ma.</text:p>
        <text:p text:style-name="P22">Veď ticho šumí ako príboj morský.</text:p>
        <text:p text:style-name="P244">Obrovské ruské more — hlbina —</text:p>
        <text:p text:style-name="P244">pohltilo ich, vrhnúc na breh trosky.</text:p>
        <text:p text:style-name="P8"/>
        <text:p text:style-name="P244">Šesť týždňov lomozili v Poľane,</text:p>
        <text:p text:style-name="P244">na Tulu ženúc vlny ofenzívy.</text:p>
        <text:p text:style-name="P22">Kde vyvolil si tiché bývanie,</text:p>
        <text:p text:style-name="P244">susedov dostal. Mŕtvych. Tolstoj živý.</text:p>
        <text:p text:style-name="P8"/>
        <text:p text:style-name="P229">Sedemdesiat ich pochovali tam.</text:p>
        <text:p text:style-name="P22">Priam k jeho srdcu. Podpaľačov. Vrahov.</text:p>
        <text:p text:style-name="P244">...A vtedy zodvihol sa i on sám</text:p>
        <text:p text:style-name="P244"><text:soft-page-break/>a zamávajúc starou šabľou nahou,</text:p>
        <text:p text:style-name="P8"/>
        <text:p text:style-name="P244">vyrazil s víchrom, v bielej rubaške,</text:p>
        <text:p text:style-name="P244">s rozviatou bradou, čelom vyklenutým.</text:p>
        <text:p text:style-name="P153">V tie časy človečenstva preťažké.</text:p>
        <text:p text:style-name="P154">V tie časy súmračnej a ľútej knuty.</text:p>
        <text:p text:style-name="P8"/>
        <text:p text:style-name="P244">Hnev, ktorý veľkých z hrobov zobúdza,</text:p>
        <text:p text:style-name="P244">otriasol zemou i tu pod brezami.</text:p>
        <text:p text:style-name="P244">Rozpráva o tom vietor v haluziach,</text:p>
        <text:p text:style-name="P244">ako šiel Tolstoj s krasnoarmejcami.</text:p>
        <text:p text:style-name="P8"/>
        <text:p text:style-name="P229">Tíšinou lesnou vraciame sa zpät.</text:p>
        <text:p text:style-name="P22">Už súmrak padá. V dome rozsvietili.</text:p>
        <text:p text:style-name="P244">Listopád stromov útržkami viet</text:p>
        <text:p text:style-name="P244">privráva sa nám v tichu, plnom sily.</text:p>
        <text:p text:style-name="P8"/>
        <text:p text:style-name="P229">Tu býval Tolstoj. A tu zostane.</text:p>
        <text:p text:style-name="P8"><text:soft-page-break/>Hlbinná kotva v mori ľudskej drámy.</text:p>
        <text:p text:style-name="P22">Navštevuje ho v Jasnej Poľane</text:p>
        <text:p text:style-name="P244">ľud, ktorý vládne morom — dejinami.</text:p>
        <text:p text:style-name="P8"/>
        <text:p text:style-name="P244">...Našli sme v knihe hostí podpisy.</text:p>
        <text:p text:style-name="P244">Nakláňame sa k ostnatému písmu.</text:p>
        <text:p text:style-name="P22">Hľa, vpísal gruppenf<text:span text:style-name="T9">ü</text:span>hrer ktorýsi</text:p>
        <text:p text:style-name="P244">reč o kultúre proti boľševizmu.</text:p>
        <text:p text:style-name="P8"/>
        <text:p text:style-name="P244">Tu sedel. Rozvalený za stolom,</text:p>
        <text:p text:style-name="P244">kde čelo plodné snom a myšlienkami</text:p>
        <text:p text:style-name="P244">— na také strieľal zblízka pištoľou —</text:p>
        <text:p text:style-name="P244">jak glóbus jasný kliesnilo sa tmami.</text:p>
        <text:p text:style-name="P8"/>
        <text:p text:style-name="P229">Tou rečou ešte i dnes hovoria.</text:p>
        <text:p text:style-name="P8">Prskajú sliny zloby do éteru.</text:p>
        <text:p text:style-name="P8">Poľana Jasná!</text:p>
        <text:p text:style-name="P32">Ten list z javora</text:p>
        <text:p text:style-name="P35"><text:soft-page-break/>vložil som doma do „Vojny a mieru“.</text:p>
        <text:p text:style-name="P8"/>
        <text:p text:style-name="P229"/>
        <text:p text:style-name="P229"><text:span text:style-name="T12">V</text:span> DŇOCH ŽIAĽU</text:p>
        <text:p text:style-name="P23"/>
        <text:p text:style-name="P245">S jasného neba temný úder hromu.</text:p>
        <text:p text:style-name="P245">Štvrtého marca, Moskva, TASS:</text:p>
        <text:p text:style-name="P245">Nešťastie, súdruhovia, stihlo nás...</text:p>
        <text:p text:style-name="P245">Nešťastie vpadlo do našeho domu...</text:p>
        <text:p text:style-name="P245">Umiera Stalin.</text:p>
        <text:p text:style-name="P8"/>
        <text:p text:style-name="P244">Nikdy si ešte nebol tak,</text:p>
        <text:p text:style-name="P244">ty osteň smrti, presne v cieli.</text:p>
        <text:p text:style-name="P22">Osireli sme, osireli,</text:p>
        <text:p text:style-name="P244">zatiahol slnko mrak.</text:p>
        <text:p text:style-name="P8">Žiaľ sovrel hrdlo.</text:p>
        <text:p text:style-name="P8"/>
        <text:p text:style-name="P229">Žiaľ-víchor. Duje. Alarmuje.</text:p>
        <text:p text:style-name="P15"><text:soft-page-break/>V čas najkrutejších tvŕdz,</text:p>
        <text:p text:style-name="P235">žiaľ-svárač ľudských sŕdc</text:p>
        <text:p text:style-name="P8">v líniu prvý nastupuje.</text:p>
        <text:p text:style-name="P8">Zdvihnime hlavy!</text:p>
        <text:p text:style-name="P8"/>
        <text:p text:style-name="P229">Nešťastie horou nechodí...</text:p>
        <text:p text:style-name="P22">Po ľudských srdciach dravé vlny ženie.</text:p>
        <text:p text:style-name="P244">Nevyvráti nás prekvapenie.</text:p>
        <text:p text:style-name="P8">Nezlomia náhody.</text:p>
        <text:p text:style-name="P8">Nás učil Stalin.</text:p>
        <text:p text:style-name="P8"/>
        <text:p text:style-name="P244">On proti smrti koval zbrane skvelé</text:p>
        <text:p text:style-name="P244">a rozdal do rúk miliónových más.</text:p>
        <text:p text:style-name="P22"><text:span text:style-name="T12">A</text:span> preto stojí ďalej ponad čas</text:p>
        <text:p text:style-name="P244">v pablesknej zbroji v našom čele —</text:p>
        <text:p text:style-name="P244">Veliký Stalin.</text:p>
        <text:p text:style-name="P8"/>
        <text:p text:style-name="P229"/>
        <text:p text:style-name="P229"><text:soft-page-break/>PROTI SMRTI</text:p>
        <text:p text:style-name="P8"/>
        <text:p text:style-name="P244">Prahornou svojou päsťou kamennou</text:p>
        <text:p text:style-name="P244">stará Smrť zasiahla nás po dva razy.</text:p>
        <text:p text:style-name="P8">Je mocná stará Smrť. No nad Stalinom</text:p>
        <text:p text:style-name="P8">nezvíťazí!</text:p>
        <text:p text:style-name="P8">Je mocná stará Smrť. Lež nad Gottwaldom</text:p>
        <text:p text:style-name="P8">nezvíťazí:</text:p>
        <text:p text:style-name="P8">stalinca nepremôže.</text:p>
        <text:p text:style-name="P8"/>
        <text:p text:style-name="P244">Neskoro prišlo si, ty slepé dielo skazy</text:p>
        <text:p text:style-name="P244">geologických katastrof...</text:p>
        <text:p text:style-name="P8"/>
        <text:p text:style-name="P244">Len naše tváre, tváre živých mrazí,</text:p>
        <text:p text:style-name="P244">keď tie najdrahšie zastrieť prichodí —</text:p>
        <text:p text:style-name="P244">zármutku flórom.</text:p>
        <text:p text:style-name="P8">Flór — len na obrazy!</text:p>
        <text:p text:style-name="P8"/>
        <text:p text:style-name="P8"><text:soft-page-break/>Praho<text:span text:style-name="T12">rn</text:span>ou svojou päsťou kamennou</text:p>
        <text:p text:style-name="P8">dva razy zasiahla nás v obličaji</text:p>
        <text:p text:style-name="P8">Smrť, ktorá s hanbou prejde do budúcich bájí.</text:p>
        <text:p text:style-name="P8"/>
        <text:p text:style-name="P229">Nadarmo prišlo si, ty slepé dielo skazy.</text:p>
        <text:p text:style-name="P8"/>
        <text:p text:style-name="P244">Stalinskú ideu jak fakľu plameňov</text:p>
        <text:p text:style-name="P244">prevzali ľudia a nie zemeplazy!</text:p>
        <text:p text:style-name="P8"/>
        <text:p text:style-name="P229">Tesnejšie primknúť plece k plecu!</text:p>
        <text:p text:style-name="P8">Mocnejšie sovrieť nástroje i zbroj!</text:p>
        <text:p text:style-name="P8">Na našej ceste nieto desu.</text:p>
        <text:p text:style-name="P8">Nech temné sily slepé blesky mecú.</text:p>
        <text:p text:style-name="P8">Prizrieme sa im na výzbroj.</text:p>
        <text:p text:style-name="P8"/>
        <text:p text:style-name="P244">No dneska treba primknúť plece k plecu</text:p>
        <text:p text:style-name="P244">a srdce k srdcu. V žiali kalené</text:p>
        <text:p text:style-name="P244">stalinské srdce ľudstva mocne bije.</text:p>
        <text:p text:style-name="P22"><text:soft-page-break/>Napokon pritisneme ku stene</text:p>
        <text:p text:style-name="P244">mystiky starej rekvizity kostené,</text:p>
        <text:p text:style-name="P8">Smrť slepá...</text:p>
        <text:p text:style-name="P8">Ale i tvoje zemeplazné zmije.</text:p>
        <text:p text:style-name="P8"/>
        <text:p text:style-name="P229">Na našej ceste nieto desu.</text:p>
        <text:p text:style-name="P22">Nech temné sily slepé blesky mecú.</text:p>
        <text:p text:style-name="P244">My zvíťazíme. My vyhráme boj.</text:p>
        <text:p text:style-name="P8"/>
        <text:p text:style-name="P244">Tesnejšie primknúť plece k plecu,</text:p>
        <text:p text:style-name="P244">mocnejšie sovrieť nástroje i zbroj!</text:p>
        <text:p text:style-name="P8"/>
        <text:p text:style-name="P229"/>
        <text:p text:style-name="P229">HOVORÍ MOSKVA</text:p>
        <text:p text:style-name="P8">(Ku Dňu rozhlasu)</text:p>
        <text:p text:style-name="P8"/>
        <text:p text:style-name="P244">Nadarmo zúri búrka na mori,</text:p>
        <text:p text:style-name="P244">nadarmo rinčia zbrane, detonujú bomby.</text:p>
        <text:p text:style-name="P244"><text:soft-page-break/>Ľudský svet nezaženie v katakomby</text:p>
        <text:p text:style-name="P244">príroda, ani piráti.</text:p>
        <text:p text:style-name="P22">Človek sa už viac nevráti</text:p>
        <text:p text:style-name="P244">do tône, ktorú hádžu prahory.</text:p>
        <text:p text:style-name="P8">Hovorí Moskva... Moskva hovorí.</text:p>
        <text:p text:style-name="P8"/>
        <text:p text:style-name="P244">Bolo to v čase temna, za oblokmi</text:p>
        <text:p text:style-name="P244">zalepenými čiernym papierom,</text:p>
        <text:p text:style-name="P244">keď primkýnali sme sa bokmi</text:p>
        <text:p text:style-name="P244">k svietiacej skrinke večerom,</text:p>
        <text:p text:style-name="P8"/>
        <text:p text:style-name="P244">keď naše srdcia ako kvety otvorené</text:p>
        <text:p text:style-name="P244">čakaly na pyľ slova nádeje...</text:p>
        <text:p text:style-name="P22">A keď pol sveta ku väzenskej stene</text:p>
        <text:p text:style-name="P244">vrah pritláčal, že všetko márne je...</text:p>
        <text:p text:style-name="P8"/>
        <text:p text:style-name="P244">Bolo to v čase temna, v čase hrôzy,</text:p>
        <text:p text:style-name="P244">keď do ľudstva si prešla ako istota,</text:p>
        <text:p text:style-name="P244"><text:soft-page-break/>ty, bojujúca bez rečníckej pózy,</text:p>
        <text:p text:style-name="P244">Moskva, ty pevnosť života.</text:p>
        <text:p text:style-name="P8"/>
        <text:p text:style-name="P244">Nadarmo bijú vlny do brehov,</text:p>
        <text:p text:style-name="P244">čo tvoríme si zo slobodnej práce.</text:p>
        <text:p text:style-name="P22">Už nastúpily smen<text:span text:style-name="T12">y</text:span> víťaziace,</text:p>
        <text:p text:style-name="P244">láme sa sudba odveká;</text:p>
        <text:p text:style-name="P8">Je ráno veku človeka.</text:p>
        <text:p text:style-name="P22">Hovorí Moskva... Moskva nesie ho,</text:p>
        <text:p text:style-name="P244">tou rodnou rečou rodu ľudského.</text:p>
        <text:p text:style-name="P8"/>
        <text:p text:style-name="P244">Je krásny máj. A ponad jeho sady</text:p>
        <text:p text:style-name="P244">rozklenul vetvy hviezdny sad.</text:p>
        <text:p text:style-name="P244">Neviditeľná dobrá vlna hladí</text:p>
        <text:p text:style-name="P244">všetko, čo túži rozkvitať.</text:p>
        <text:p text:style-name="P8"/>
        <text:p text:style-name="P244">Po krásnej tvári Zeme beží,</text:p>
        <text:p text:style-name="P244">po krásnej tvári Zeme — ženy rodičky,</text:p>
        <text:p text:style-name="P22"><text:soft-page-break/>hlas Moskvy ako vánok svieži</text:p>
        <text:p text:style-name="P244">rádiotelegraficky.</text:p>
        <text:p text:style-name="P8"/>
        <text:p text:style-name="P244">Nech žije pokoj medzi národmi,</text:p>
        <text:p text:style-name="P244">preč s podpaľačmi vojny.</text:p>
        <text:p text:style-name="P22">Hrdý a krásny človek strojný</text:p>
        <text:p text:style-name="P244">vyrástol na úslní slobody.</text:p>
        <text:p text:style-name="P8">Rozdáva zrno dobrej úrody.</text:p>
        <text:p text:style-name="P22">Nechváce šťastia kúsok náhodný —</text:p>
        <text:p text:style-name="P244">on život ním — jak púšte zavodní.</text:p>
        <text:p text:style-name="P8"/>
        <text:p text:style-name="P229">Hovorí Moskva — Moskva hovorí...</text:p>
        <text:p text:style-name="P8"/>
        <text:p text:style-name="P229"/>
        <text:p text:style-name="P254">III</text:p>
        <text:p text:style-name="P229"/>
        <text:p text:style-name="P8">AK NIE JA, INÍ PO MNE...</text:p>
        <text:p text:style-name="P8"/>
        <text:p text:style-name="P244"><text:soft-page-break/>Ak nie ja, in<text:span text:style-name="T12">í</text:span> po mne, po rokoch</text:p>
        <text:p text:style-name="P244">v herbári mojich rukopisných básní,</text:p>
        <text:p text:style-name="P244">ktoré sú bez chýb naoko,</text:p>
        <text:p text:style-name="P244">objavia omyl jasný.</text:p>
        <text:p text:style-name="P8"/>
        <text:p text:style-name="P244">Dnes nevidím ho i keď o ňom viem —</text:p>
        <text:p text:style-name="P244">a shromažďujem stránku k stránke</text:p>
        <text:p text:style-name="P244">ako strom listy, ktoré na jese<text:span text:style-name="T12">ň</text:span></text:p>
        <text:p text:style-name="P244">rozhodí vietor na verejný banket.</text:p>
        <text:p text:style-name="P24"/>
        <text:p text:style-name="P246"><text:span text:style-name="T12">I </text:span>moje prievan schytí oblokom</text:p>
        <text:p text:style-name="P246">a rozptýli ich po priestore.</text:p>
        <text:p text:style-name="P22">Problémy moje budú napokon</text:p>
        <text:p text:style-name="P244">priezračné, malicherné, holé.</text:p>
        <text:p text:style-name="P8"/>
        <text:p text:style-name="P229">Každý si môže prečítať,</text:p>
        <text:p text:style-name="P8">koľko mal dnuká koliesok a vzpražín,</text:p>
        <text:p text:style-name="P8">aká ho hamovala hať</text:p>
        <text:p text:style-name="P8"><text:soft-page-break/>vyplávať plnou parou z úžin.</text:p>
        <text:p text:style-name="P8"/>
        <text:p text:style-name="P244">Básnik je ako priemyselný kombinát.</text:p>
        <text:p text:style-name="P244">Hlboko dole, nevidene,</text:p>
        <text:p text:style-name="P244">doluje uhlie, krvaví si hnát</text:p>
        <text:p text:style-name="P244">pre produkt svetla kryštálovej siene.</text:p>
        <text:p text:style-name="P8"/>
        <text:p text:style-name="P244">Organizovať túto robotu,</text:p>
        <text:p text:style-name="P244">to nie je, prosím, preskakovať pníky.</text:p>
        <text:p text:style-name="P244">Neraz je bodka vety bodkou životu</text:p>
        <text:p text:style-name="P244">v odbore poézie, jemnej mechaniky.</text:p>
        <text:p text:style-name="P8"/>
        <text:p text:style-name="P244">Budúci básnik nájde tu</text:p>
        <text:p text:style-name="P244">doklady neúspešnej práce.</text:p>
        <text:p text:style-name="P12">V pracovnom stole zavretú</text:p>
        <text:p text:style-name="P233">samotu nájde. Zaschnutú krv. Plače.</text:p>
        <text:p text:style-name="P8"/>
        <text:p text:style-name="P244">Zlámané zbrane. Hniezdo palebné,</text:p>
        <text:p text:style-name="P244"><text:soft-page-break/>zlikvidované nepriateľom.</text:p>
        <text:p text:style-name="P8">Nebolo dôležité, potrebné?</text:p>
        <text:p text:style-name="P8">Nik nevie o ňom na úseku celom.</text:p>
        <text:p text:style-name="P8"/>
        <text:p text:style-name="P244">Na vlastnú päsť sa prebíja</text:p>
        <text:p text:style-name="P244">k spoločným cieľom básnik mnohý.</text:p>
        <text:p text:style-name="P244">Nejedna slncojasná kopija</text:p>
        <text:p text:style-name="P244">zlomená zacvendžala, padnúc zpod oblohy.</text:p>
        <text:p text:style-name="P244"/>
        <text:p text:style-name="P244"/>
        <text:p text:style-name="P8">ĽAHKO JE TÝM...</text:p>
        <text:p text:style-name="P229"/>
        <text:p text:style-name="P22">Ľahko je tým, ktorí v mrcha chvíli,</text:p>
        <text:p text:style-name="P244">keď sa im zdá život priťažký,</text:p>
        <text:p text:style-name="P244">kolenačky prejdú kalvárie,</text:p>
        <text:p text:style-name="P244">v prachu pútí derú podrážky</text:p>
        <text:p text:style-name="P244">a keď predpísané premodlili,</text:p>
        <text:p text:style-name="P244">majú pocit, že je Pán Boh s nimi</text:p>
        <text:p text:style-name="P244"><text:soft-page-break/>a tam hore, kde sú obláčky,</text:p>
        <text:p text:style-name="P244">nahradí im zemské neúspechy.</text:p>
        <text:p text:style-name="P8"/>
        <text:p text:style-name="P244">Ľahko je tým. A nám zasa ťažšie.</text:p>
        <text:p text:style-name="P244">Holú pravdu miesto nebastrechy</text:p>
        <text:p text:style-name="P244">sklenuli sme ponad žitie naše.</text:p>
        <text:p text:style-name="P8"/>
        <text:p text:style-name="P244">Ľahko je tým, ktorí odchádzajú.</text:p>
        <text:p text:style-name="P244">Evakuantom planéty.</text:p>
        <text:p text:style-name="P8">Krížik bozkávajúc v potnom strachu,</text:p>
        <text:p text:style-name="P22">bez lietadla, auta, lode, vlaku,</text:p>
        <text:p text:style-name="P244">do neznáma, do tmy, k svojmu raju</text:p>
        <text:p text:style-name="P244">neznámymi dopravnými prostriedkami</text:p>
        <text:p text:style-name="P244">na cestu sa vydávajú.</text:p>
        <text:p text:style-name="P8"/>
        <text:p text:style-name="P229">A my sme sa rozhodli tu zostať.</text:p>
        <text:p text:style-name="P22">A nech hromy perú, hrôzy z kože derú,</text:p>
        <text:p text:style-name="P244">vystavíme na rozlety postať —</text:p>
        <text:p text:style-name="P8"><text:soft-page-break/></text:p>
        <text:p text:style-name="P229">štartovaciu plochu do zajtrajška.</text:p>
        <text:p text:style-name="P8"/>
        <text:p text:style-name="P229"/>
        <text:p text:style-name="P229">SPOMIENKA NA TATRANSKÚ BÚRKU</text:p>
        <text:p text:style-name="P8"/>
        <text:p text:style-name="P244">Do rána mučila ma žiarlivosť a láska</text:p>
        <text:p text:style-name="P244">a ešte ďalej cez poludnie sparné.</text:p>
        <text:p text:style-name="P244">Napokon srazeného na dno do mučiarne</text:p>
        <text:p text:style-name="P244">našiel ma spánok.</text:p>
        <text:p text:style-name="P32">Po skladaných vráskach</text:p>
        <text:p text:style-name="P35">rozprestrel tvárou šatku gázovú.</text:p>
        <text:p text:style-name="P8"/>
        <text:p text:style-name="P244">Jak ťažko chorý ležal som ja v Tatrách,</text:p>
        <text:p text:style-name="P244">kým nezapráskal prvý výstrel hromu</text:p>
        <text:p text:style-name="P244">k rekreačnému nášmu domovu.</text:p>
        <text:p text:style-name="P8"/>
        <text:p text:style-name="P244">Udrely prúdy dažďa na terasy,</text:p>
        <text:p text:style-name="P244"><text:soft-page-break/>na lesy, lúky v hĺbkach pod nami</text:p>
        <text:p text:style-name="P244">a nadájaly smädné ústa rastlín,</text:p>
        <text:p text:style-name="P244">zem dopukanú,</text:p>
        <text:p text:style-name="P33">ktorú úpal omámil.</text:p>
        <text:p text:style-name="P8"/>
        <text:p text:style-name="P244">Mohutne znel<text:span text:style-name="T12">y</text:span> v skalných stenách štítov</text:p>
        <text:p text:style-name="P244">výboje atmosférického napätia.</text:p>
        <text:p text:style-name="P22">Ako po vypálených raketách,</text:p>
        <text:p text:style-name="P244">do nových svetov zacielených,</text:p>
        <text:p text:style-name="P244">ozvena zdvihla strhujúci pátos</text:p>
        <text:p text:style-name="P244">nad strmé skalné steny</text:p>
        <text:p text:style-name="P8"/>
        <text:p text:style-name="P229">a človek oživený</text:p>
        <text:p text:style-name="P8">dvíha sa z mrákot smrtonosnej muky.</text:p>
        <text:p text:style-name="P8"/>
        <text:p text:style-name="P22">Srazený zradou, kto sa do tmy vŕta,</text:p>
        <text:p text:style-name="P244">hľadajúc východisko svojím podzemím,</text:p>
        <text:p text:style-name="P244">napodobňuje samotára krta,</text:p>
        <text:p text:style-name="P244"><text:soft-page-break/>podrýva zakvietené lúky</text:p>
        <text:p text:style-name="P244">a pri dotyku so svetlom</text:p>
        <text:p text:style-name="P244">je nazad v temno hodený.</text:p>
        <text:p text:style-name="P8"/>
        <text:p text:style-name="P244">Dobre je, že si zapr<text:span text:style-name="T12">á</text:span>skala búrkou,</text:p>
        <text:p text:style-name="P244">príroda rodná,</text:p>
        <text:p text:style-name="P22">a jednu predstavu ako strom vlastný</text:p>
        <text:p text:style-name="P244">bleskom rozčesla.</text:p>
        <text:p text:style-name="P22">Nech prepadne sa do bahna</text:p>
        <text:p text:style-name="P244">a do dna.</text:p>
        <text:p text:style-name="P244"/>
        <text:p text:style-name="P22">Potom sa slnko rozsvietilo razom</text:p>
        <text:p text:style-name="P244">a zacielilo na spokojnú zeleň.</text:p>
        <text:p text:style-name="P8">Do diaľok bežia ukojené nivy.</text:p>
        <text:p text:style-name="P8">Ďaleko vidno zarosené šťastie.</text:p>
        <text:p text:style-name="P8"/>
        <text:p text:style-name="P229">Ja vidím ďalej. Vidím ďalej o vek.</text:p>
        <text:p text:style-name="P22">K budúcim ľuďom, ktorí prídu po mne</text:p>
        <text:p text:style-name="P244"><text:soft-page-break/>na tieto terasy a netušené ďalšie.</text:p>
        <text:p text:style-name="P8"/>
        <text:p text:style-name="P244">„Aké to žiale, smútky, krkolomné</text:p>
        <text:p text:style-name="P244">sám sebe strojil pominulý človek,“</text:p>
        <text:p text:style-name="P244">povedia čistí, bez odtienku falše.</text:p>
        <text:p text:style-name="P8"/>
        <text:p text:style-name="P244">Aké to žiale sebe strojí,</text:p>
        <text:p text:style-name="P244">prechádzajúci skúpym časom svojím...</text:p>
        <text:p text:style-name="P8"/>
        <text:p text:style-name="P22">Tatranska búrka bude hrmieť hudbou.</text:p>
        <text:p text:style-name="P244">Čím ďalej menej zahynie v nej ľudí.</text:p>
        <text:p text:style-name="P244">Čím ďalej tým viac bude prúdiť</text:p>
        <text:p text:style-name="P244">zregulovaným tokom všetka sila zeme.</text:p>
        <text:p text:style-name="P244">Voda i ľúbosť. Neprekliata sudbou.</text:p>
        <text:p text:style-name="P8"/>
        <text:p text:style-name="P229">Tatranská búrka bude hrmieť hudbou.</text:p>
        <text:p text:style-name="P8"/>
        <text:p text:style-name="P244">Do rána mučila ma žiarlivosť a láska —</text:p>
        <text:p text:style-name="P244"><text:soft-page-break/>a ešte ďalej cez poludnie sparné.</text:p>
        <text:p text:style-name="P22">Napokon, srazeného na dno do mučiarne,</text:p>
        <text:p text:style-name="P244">našiel ma spánok.</text:p>
        <text:p text:style-name="P32">Po skladaných vráskach</text:p>
        <text:p text:style-name="P35">rozprestrel tvárou šatku gázovú.</text:p>
        <text:p text:style-name="P35"/>
        <text:p text:style-name="P22">Jak ťažko chorý ležal som ja v Tatrách.</text:p>
        <text:p text:style-name="P244">Kým nezapráskal prvý výstrel hromu</text:p>
        <text:p text:style-name="P244">k rekreačnému nášmu domovu.</text:p>
        <text:p text:style-name="P8"/>
        <text:p text:style-name="P229"/>
        <text:p text:style-name="P229">TREZALKA</text:p>
        <text:p text:style-name="P8"/>
        <text:p text:style-name="P229">Deň bez farieb je. Hmla a sychravo.</text:p>
        <text:p text:style-name="P22">Až kdesi k srdcu mokrou chladnou rukou siaha,</text:p>
        <text:p text:style-name="P244">uberá priestor nad hlavou</text:p>
        <text:p text:style-name="P244">pokonná pravda, neľútostne nahá.</text:p>
        <text:p text:style-name="P8"/>
        <text:p text:style-name="P229"><text:soft-page-break/>Ušiel som — chorý — z nečinnosti posteľnej.</text:p>
        <text:p text:style-name="P17">V čakárni u lekára postál som si trošku</text:p>
        <text:p text:style-name="P8">v trudných dumách</text:p>
        <text:p text:style-name="P8"/>
        <text:p text:style-name="P229">a zasa chodím bezcieľne</text:p>
        <text:p text:style-name="P8">známymi ulicami, ktoré zrazu neznajú ma.</text:p>
        <text:p text:style-name="P8"/>
        <text:p text:style-name="P244">Stretávam známych. I tí, sťa by cudzí...</text:p>
        <text:p text:style-name="P244">Slovo-dve stratíme pri ruky podávaní.</text:p>
        <text:p text:style-name="P22">Ej, v klíme chorôb vydané je hrdzi</text:p>
        <text:p text:style-name="P244">povrchné priateľstvo. A nezazlievaš ani...</text:p>
        <text:p text:style-name="P8"/>
        <text:p text:style-name="P229">Deň bez farieb je. Hmla a sychravo.</text:p>
        <text:p text:style-name="P22">Až kdesi k srdcu mokrou chladnou rukou siaha,</text:p>
        <text:p text:style-name="P244">uberá priestor nad hlavou</text:p>
        <text:p text:style-name="P244">pokonná pravda, neľútostne nahá.</text:p>
        <text:p text:style-name="P8"/>
        <text:p text:style-name="P244">A predsa kvitne stofarebný svet,</text:p>
        <text:p text:style-name="P244"><text:soft-page-break/>priateľský, láskavý.</text:p>
        <text:p text:style-name="P8">Keby som mohol dovidieť</text:p>
        <text:p text:style-name="P8">cez mrazivú hmlu, stúpajúcu do hlavy...</text:p>
        <text:p text:style-name="P8"/>
        <text:p text:style-name="P244">Tu zrazu náhle, jak sa občas stáva</text:p>
        <text:p text:style-name="P244">v ulici rušnej, prúdiacej jak veľrieka,</text:p>
        <text:p text:style-name="P244">dávno nevideného postretávam</text:p>
        <text:p text:style-name="P244">drahého, predrahého človeka.</text:p>
        <text:p text:style-name="P8"/>
        <text:p text:style-name="P244">Tentoraz rodák. Starodávny kamarát.</text:p>
        <text:p text:style-name="P244">Neošúchal sa cit náš každodenným shonom.</text:p>
        <text:p text:style-name="P244">Jak slnko do hmiel do mňa zapára.</text:p>
        <text:p text:style-name="P8">Dedinou vonia, slastným zemelonom.</text:p>
        <text:p text:style-name="P8"/>
        <text:p text:style-name="P244">„Nuž, na to ti je, Janko, trezalka...</text:p>
        <text:p text:style-name="P244">a či chceš-nechceš, uveríš.“</text:p>
        <text:p text:style-name="P8">Chytá ma popod pazuchu a priam ma</text:p>
        <text:p text:style-name="P8">dovaľká</text:p>
        <text:p text:style-name="P8"><text:soft-page-break/>k lekárni, rovno do dverí.</text:p>
        <text:p text:style-name="P8"/>
        <text:p text:style-name="P247">„Trezalku prosím... herba hyperici.“</text:p>
        <text:p text:style-name="P247">Nepomýli ma názvom latinským.</text:p>
        <text:p text:style-name="P25">A keď som potom znova na ulici,</text:p>
        <text:p text:style-name="P247">viem dobre, s kým...</text:p>
        <text:p text:style-name="P8"/>
        <text:p text:style-name="P247">Viem dobre, že si vkladám do kabáta liek</text:p>
        <text:p text:style-name="P247">nad všetky lieky. Mesto skrásnelo jak chotár</text:p>
        <text:p text:style-name="P8">rodný</text:p>
        <text:p text:style-name="P25">a zabudnuté žlté trsy trezaliek,</text:p>
        <text:p text:style-name="P247">sťa prerástly by asfaltový chodník.</text:p>
        <text:p text:style-name="P8"/>
        <text:p text:style-name="P247">Nemožno nevyzdravieť po takomto lieku:</text:p>
        <text:p text:style-name="P247">po dávno neslýchanom teplom slove</text:p>
        <text:p text:style-name="P8">priateľa.</text:p>
        <text:p text:style-name="P25">Takéto slová od človeka ku človeku,</text:p>
        <text:p text:style-name="P247">viac ako lieky, viac rán zacelia.</text:p>
        <text:p text:style-name="P8"><text:soft-page-break/></text:p>
        <text:p text:style-name="P229"/>
        <text:p text:style-name="P229">POD ROZKVITNUTÝMI STROMAMI</text:p>
        <text:p text:style-name="P26"/>
        <text:p text:style-name="P248">Ako človek rozkvitá</text:p>
        <text:p text:style-name="P248">dobrým dielom,</text:p>
        <text:p text:style-name="P248">ony taktiež. Pozri, tá</text:p>
        <text:p text:style-name="P248">jabloň v bielo<text:span text:style-name="T13">m — — —</text:span></text:p>
        <text:p text:style-name="P13"/>
        <text:p text:style-name="P236">V ružovkastom nádychu</text:p>
        <text:p text:style-name="P236">v dielni — sade,</text:p>
        <text:p text:style-name="P236">zauzľuje potichu</text:p>
        <text:p text:style-name="P236">hôľky mladé.</text:p>
        <text:p text:style-name="P8"/>
        <text:p text:style-name="P229">Stará jabloň — nový kvet.</text:p>
        <text:p text:style-name="P264">Sady moje zarosené — — —</text:p>
        <text:p text:style-name="P25">Rozkvitajte, vetvy viet!</text:p>
        <text:p text:style-name="P247">Neďaleko do jesene!</text:p>
        <text:p text:style-name="P8"><text:soft-page-break/></text:p>
        <text:p text:style-name="P229"/>
        <text:p text:style-name="P229">PO DISKUSII O POÉZII V ZÁVODNOM KLUBE</text:p>
        <text:p text:style-name="P8"/>
        <text:p text:style-name="P247">Po diskusii o poézii</text:p>
        <text:p text:style-name="P247">prešli sme halou závodu</text:p>
        <text:p text:style-name="P247">ťažkého strojárenstva.</text:p>
        <text:p text:style-name="P8"/>
        <text:p text:style-name="P247">„Menej z ružovej záhrady</text:p>
        <text:p text:style-name="P247">a viac odtia<text:span text:style-name="T13">ľ</text:span>to čerpať treba</text:p>
        <text:p text:style-name="P247">básnické podobenstvá.“</text:p>
        <text:p text:style-name="P8"/>
        <text:p text:style-name="P247">(Zastaraly nástroje moje.</text:p>
        <text:p text:style-name="P247">Neprerežem nimi oceľovú platňu.</text:p>
        <text:p text:style-name="P247">Treba nové stroje</text:p>
        <text:p text:style-name="P247">na poéziu</text:p>
        <text:p text:style-name="P247"><text:span text:style-name="T13">v</text:span> boji platnú.)</text:p>
        <text:p text:style-name="P8"/>
        <text:p text:style-name="P247"><text:soft-page-break/>Arzenál básnika ruží</text:p>
        <text:p text:style-name="P247">a plienivého času</text:p>
        <text:p text:style-name="P25">nech sa len vhrúži</text:p>
        <text:p text:style-name="P247">do vrstiev Zeme</text:p>
        <text:p text:style-name="P247">ako nástroje z kostí</text:p>
        <text:p text:style-name="P247">pre archeologiu</text:p>
        <text:p text:style-name="P247">nedoziernych liet.</text:p>
        <text:p text:style-name="P8"/>
        <text:p text:style-name="P247">My poéziou</text:p>
        <text:p text:style-name="P247">bojujeme.</text:p>
        <text:p text:style-name="P8"/>
        <text:p text:style-name="P229">My</text:p>
        <text:p text:style-name="P8">poéziou</text:p>
        <text:p text:style-name="P8">prerážame vpred.</text:p>
        <text:p text:style-name="P25">My proti prúdu času</text:p>
        <text:p text:style-name="P247">zacieľujeme motory.</text:p>
        <text:p text:style-name="P8"/>
        <text:p text:style-name="P247">Nebudeme pritakávať</text:p>
        <text:p text:style-name="P247"><text:soft-page-break/>s primitívnym mlynom</text:p>
        <text:p text:style-name="P247">Tak-tak</text:p>
        <text:p text:style-name="P25">zapadá slnko za hory.</text:p>
        <text:p text:style-name="P247"/>
        <text:p text:style-name="P247">My</text:p>
        <text:p text:style-name="P8">proti západom</text:p>
        <text:p text:style-name="P8">rozvinujeme atak.</text:p>
        <text:p text:style-name="P8">Oproti</text:p>
        <text:p text:style-name="P8">malomocenstvu</text:p>
        <text:p text:style-name="P8">pokory.</text:p>
        <text:p text:style-name="P8"/>
        <text:p text:style-name="P247">Po diskusii o poézii</text:p>
        <text:p text:style-name="P247">prechádzali sme halou</text:p>
        <text:p text:style-name="P247">závodu ťažkého strojárenstva</text:p>
        <text:p text:style-name="P8"/>
        <text:p text:style-name="P247">a básnikovi dobre padlo tam</text:p>
        <text:p text:style-name="P247">správať sa nenútene</text:p>
        <text:p text:style-name="P247">a pracoviskom kráčať znalecky</text:p>
        <text:p text:style-name="P247"><text:soft-page-break/>jak jeden z osadenstva.</text:p>
        <text:p text:style-name="P8"/>
        <text:p text:style-name="P247">No v duši cítil, že dorastať musí,</text:p>
        <text:p text:style-name="P247">aby uvládal zdvihnúť kusy</text:p>
        <text:p text:style-name="P247">ťažké tisíc ton,</text:p>
        <text:p text:style-name="P247">aby dosiahol taký čistý tón</text:p>
        <text:p text:style-name="P247">svojej reči,</text:p>
        <text:p text:style-name="P25">ako na poklep vydávajú</text:p>
        <text:p text:style-name="P247">vaše veci...</text:p>
        <text:h text:style-name="P213" text:outline-level="1"><text:bookmark-start text:name="bookmark2"/><text:bookmark-end text:name="bookmark2"/></text:h>
        <text:p text:style-name="P8">Vaše ve<text:span text:style-name="T13">ci</text:span>,</text:p>
        <text:p text:style-name="P8">tie prameniace z vyhne pecí,</text:p>
        <text:p text:style-name="P8">vysokých pecí a hlbokých baní</text:p>
        <text:p text:style-name="P8">Zeme i srdca,</text:p>
        <text:p text:style-name="P8">triedy,</text:p>
        <text:p text:style-name="P8">strany.</text:p>
        <text:p text:style-name="P8"/>
        <text:p text:style-name="P229"/>
        <text:p text:style-name="P255"><text:soft-page-break/>IV</text:p>
        <text:p text:style-name="P255"/>
        <text:p text:style-name="P255">PRISNILO SA MI</text:p>
        <text:p text:style-name="P255"/>
        <text:p text:style-name="P247">Prisnilo sa mi nad ránom</text:p>
        <text:p text:style-name="P247">bombardovanie Bratislavy.</text:p>
        <text:p text:style-name="P25">Skočil som zo sna bezbranný a k<text:span text:style-name="T13">ľ</text:span>avý</text:p>
        <text:p text:style-name="P247">oproti ozbrojeným oplanom.</text:p>
        <text:p text:style-name="P8"/>
        <text:p text:style-name="P247">Tma. Ticho. — Lampu nahmatám,</text:p>
        <text:p text:style-name="P247">rozhŕňam záves na obloku —</text:p>
        <text:p text:style-name="P247">a dlho hľadím s iskrou v oku</text:p>
        <text:p text:style-name="P247">na obraz, ktorý prekvapil ma tam.</text:p>
        <text:p text:style-name="P3"><text:span text:style-name="T1"/></text:p>
        <text:p text:style-name="P261"><text:span text:style-name="T1">Ľaľ</text:span><text:span text:style-name="T4">a,</text:span><text:span text:style-name="T1"> zasa padá sneh</text:span></text:p>
        <text:p text:style-name="P261"><text:span text:style-name="T1">ako v detstve zabudnutom.</text:span></text:p>
        <text:p text:style-name="P8">Padá, padá neha nieh.</text:p>
        <text:p text:style-name="P8">Pokoj ľuďom...</text:p>
        <text:p text:style-name="P8"/>
        <text:p text:style-name="P247"><text:soft-page-break/>Starý refrén dávnych zím</text:p>
        <text:p text:style-name="P247">nezabudnuteľných Vianoc</text:p>
        <text:p text:style-name="P247">padá mäkkým povetrím</text:p>
        <text:p text:style-name="P247">zľahka na noc.</text:p>
        <text:p text:style-name="P8"/>
        <text:p text:style-name="P247">Do svetelných kužeľov</text:p>
        <text:p text:style-name="P247">lámp, čo včera montovali,</text:p>
        <text:p text:style-name="P247">padá chitón úbeľov,</text:p>
        <text:p text:style-name="P247">snežné šály.</text:p>
        <text:p text:style-name="P8"/>
        <text:p text:style-name="P247">Po prvý raz padá sneh —</text:p>
        <text:p text:style-name="P247">azda preto tajne, skryto —</text:p>
        <text:p text:style-name="P247">na novučkú červeň striech</text:p>
        <text:p text:style-name="P247">„500 bytov“.</text:p>
        <text:p text:style-name="P8"/>
        <text:p text:style-name="P247">Nová robotnícka štvrť</text:p>
        <text:p text:style-name="P247">máva dobrý, zdravý spánok.</text:p>
        <text:p text:style-name="P247">Prekvapí ju. Dobrú chuť!</text:p>
        <text:p text:style-name="P247"><text:soft-page-break/>Dobré ráno!</text:p>
        <text:p text:style-name="P27"/>
        <text:p text:style-name="P249">O chvíľočku zrachotí</text:p>
        <text:p text:style-name="P249">nástojčivý budík vedľa,</text:p>
        <text:p text:style-name="P25">potom zasa naproti</text:p>
        <text:p text:style-name="P247">zažnú svetlá.</text:p>
        <text:p text:style-name="P247"/>
        <text:p text:style-name="P25">Blysnú svetlá zpod roliet</text:p>
        <text:p text:style-name="P247">ako nože do pŕs noci,</text:p>
        <text:p text:style-name="P247">tej, čo morou dlávi svet</text:p>
        <text:p text:style-name="P247">od stáročí.</text:p>
        <text:p text:style-name="P8"/>
        <text:p text:style-name="P247">A keď vzlietnu rolety,</text:p>
        <text:p text:style-name="P247">vyjde čerstvá ranná smen<text:span text:style-name="T13">a</text:span></text:p>
        <text:p text:style-name="P247">s myšlienkami na deti —</text:p>
        <text:p text:style-name="P247">do sneženia.</text:p>
        <text:p text:style-name="P8"/>
        <text:p text:style-name="P229">Ó ten starý dobrý špás!</text:p>
        <text:p text:style-name="P25"><text:soft-page-break/>Ako v detstve zabudnutom</text:p>
        <text:p text:style-name="P247">zasa dotýka sa nás</text:p>
        <text:p text:style-name="P247">čaroprútom.</text:p>
        <text:p text:style-name="P8"/>
        <text:p text:style-name="P229">Mladé mamy balušia:</text:p>
        <text:p text:style-name="P25">Nože, chytro svetrík stoknúť!</text:p>
        <text:p text:style-name="P247">A už nesú v náručiach</text:p>
        <text:p text:style-name="P247">malých k oknu.</text:p>
        <text:p text:style-name="P8"/>
        <text:p text:style-name="P247">Prisnilo sa mi nad ránom,</text:p>
        <text:p text:style-name="P247">že bombardujú naše mesto.</text:p>
        <text:p text:style-name="P247">Skočil som zo sna s holou päsťou</text:p>
        <text:p text:style-name="P247">oproti ozbrojeným oplanom.</text:p>
        <text:p text:style-name="P8"/>
        <text:p text:style-name="P229">Snívalo sa mi... bodaj ťa!</text:p>
        <text:p text:style-name="P25">A to sa sniežik s výšky prášil,</text:p>
        <text:p text:style-name="P247">tak ticho, aby nevyplašil</text:p>
        <text:p text:style-name="P247">ani len vrabcov po pajtách.</text:p>
        <text:p text:style-name="P8"><text:soft-page-break/></text:p>
        <text:p text:style-name="P229"/>
        <text:p text:style-name="P229">BÁSEŇ PROTI BOMBE</text:p>
        <text:p text:style-name="P8"/>
        <text:p text:style-name="P229">1</text:p>
        <text:p text:style-name="P8"/>
        <text:p text:style-name="P247">Keď sa už blížim k štyridsiatke</text:p>
        <text:p text:style-name="P247">a moja matka-starena</text:p>
        <text:p text:style-name="P247">s vnučkou sa tmolí po záhradke,</text:p>
        <text:p text:style-name="P247">opustená a stratená,</text:p>
        <text:p text:style-name="P8"/>
        <text:p text:style-name="P247">keď ako obraz rozrobený</text:p>
        <text:p text:style-name="P247">bez súladu je život môj,</text:p>
        <text:p text:style-name="P247">keď mnohí vravia: nemá ceny</text:p>
        <text:p text:style-name="P247">a tupci vravia: to je hnoj,</text:p>
        <text:p text:style-name="P8"/>
        <text:p text:style-name="P247">keď srdce túži za človekom,</text:p>
        <text:p text:style-name="P247">ktorý je teraz ďaleko,</text:p>
        <text:p text:style-name="P247"><text:soft-page-break/>keď srdce prahne po tom niekom</text:p>
        <text:p text:style-name="P247">nikým nečutým nárekom,</text:p>
        <text:p text:style-name="P8"/>
        <text:p text:style-name="P247">keď moja veta neskončená</text:p>
        <text:p text:style-name="P247">cez prekážky sa prediera</text:p>
        <text:p text:style-name="P247">do úplného svojho znenia,</text:p>
        <text:p text:style-name="P247">kým padnú tône večera,</text:p>
        <text:p text:style-name="P8"/>
        <text:p text:style-name="P247">keď sústredený svoje kruhy</text:p>
        <text:p text:style-name="P247">spresňujem v piesku slov,</text:p>
        <text:p text:style-name="P247">svádzajúc zápas tuhý</text:p>
        <text:p text:style-name="P221">o vyslovenie pomyslov,</text:p>
        <text:p text:style-name="P8"/>
        <text:p text:style-name="P247">keď odvíja sa táto báseň,</text:p>
        <text:p text:style-name="P247">zakosílená skrvavená niť,</text:p>
        <text:p text:style-name="P247">za tichých hodín nočnej práce,</text:p>
        <text:p text:style-name="P247">keď mi je veľmi treba žiť,</text:p>
        <text:p text:style-name="P8"/>
        <text:p text:style-name="P247"><text:soft-page-break/>lebo už vidím východisko,</text:p>
        <text:p text:style-name="P247">pointu, zrnko vylúpnuté z fráz,</text:p>
        <text:p text:style-name="P247">keď som už celkom, celkom blízko —</text:p>
        <text:p text:style-name="P247">dvíha sa ešte raz</text:p>
        <text:p text:style-name="P247"/>
        <text:p text:style-name="P8">oproti živým temný pirát.</text:p>
        <text:p text:style-name="P8"/>
        <text:p text:style-name="P255">2</text:p>
        <text:p text:style-name="P229"/>
        <text:p text:style-name="P250">Keď máme v očiach jasuplnú</text:p>
        <text:p text:style-name="P250">krajinu našej predstavy,</text:p>
        <text:p text:style-name="P250">predstavy, ktorú vedie k splnu</text:p>
        <text:p text:style-name="P250">a z teplých tehál vystaví</text:p>
        <text:p text:style-name="P8"/>
        <text:p text:style-name="P250">na starej Zemi nový človek,</text:p>
        <text:p text:style-name="P250">keď v práci, plnej obetí,</text:p>
        <text:p text:style-name="P250">vŕšime násyp na starovek,</text:p>
        <text:p text:style-name="P250">krvavú stoku století,</text:p>
        <text:p text:style-name="P8"><text:soft-page-break/></text:p>
        <text:p text:style-name="P250">keď prenikáme k prvým métam,</text:p>
        <text:p text:style-name="P250">keď vylúpnuté z lešení</text:p>
        <text:p text:style-name="P250">novotou naše stavby svietia,</text:p>
        <text:p text:style-name="P250">keď rastie hrdosť predtým bezmenných,</text:p>
        <text:p text:style-name="P8"/>
        <text:p text:style-name="P250">prostých a veľkých nesebeckých ľudí,</text:p>
        <text:p text:style-name="P250">keď sa nám vrhla do rúk vlasť</text:p>
        <text:p text:style-name="P250">s tajomstvom plodov nevydaných z hrudy,</text:p>
        <text:p text:style-name="P250">lebo chce s nami k šťastiu rásť,</text:p>
        <text:p text:style-name="P8"/>
        <text:p text:style-name="P250">keď sa nám ruky uvoľnily</text:p>
        <text:p text:style-name="P250">a rozum otvoril,</text:p>
        <text:p text:style-name="P28">keď nás už nikto nepomýli</text:p>
        <text:p text:style-name="P250">a z celých síl</text:p>
        <text:p text:style-name="P8"/>
        <text:p text:style-name="P250">na skutok premieňame plány,</text:p>
        <text:p text:style-name="P250">keď vidíme už budúcich</text:p>
        <text:p text:style-name="P250"><text:soft-page-break/>vypliešťať oči na argument zbran<text:span text:style-name="T14">í</text:span>,</text:p>
        <text:p text:style-name="P250">ktorý opriadli pavúci —</text:p>
        <text:p text:style-name="P8"/>
        <text:p text:style-name="P229">vypáliť chcel by bombou do tla všetko,</text:p>
        <text:p text:style-name="P8">dielo i predstavu,</text:p>
        <text:p text:style-name="P8">živých i mŕtvych svedkov,</text:p>
        <text:p text:style-name="P8">kvety i žihľavu -—</text:p>
        <text:p text:style-name="P8"/>
        <text:p text:style-name="P229">posledný v ľudstve — temný pirát.</text:p>
        <text:p text:style-name="P8"/>
        <text:p text:style-name="P256">3</text:p>
        <text:p text:style-name="P256"/>
        <text:p text:style-name="P250">Keď moja dcéra, malá žiačka,</text:p>
        <text:p text:style-name="P250">čo chodí teraz do tretej,</text:p>
        <text:p text:style-name="P250">s obdivom vraví o štvrtáčkach,</text:p>
        <text:p text:style-name="P250">keď toľko detí po svete</text:p>
        <text:p text:style-name="P8"/>
        <text:p text:style-name="P250">rozbehúva sa z brány školy</text:p>
        <text:p text:style-name="P250"><text:soft-page-break/>do voľných ulíc k domovom,</text:p>
        <text:p text:style-name="P28">(i kade mama nedovolí)</text:p>
        <text:p text:style-name="P250">sliediac vždy po novom,</text:p>
        <text:p text:style-name="P8"/>
        <text:p text:style-name="P250">keď toľko detí nové veci</text:p>
        <text:p text:style-name="P250">dychtivo poznáva,</text:p>
        <text:p text:style-name="P250">keď spúšťa doma mlynček rečí</text:p>
        <text:p text:style-name="P250">hlavička belavá,</text:p>
        <text:p text:style-name="P8"/>
        <text:p text:style-name="P250">keď toľko detí nepozná už</text:p>
        <text:p text:style-name="P250">sirény poplachu,</text:p>
        <text:p text:style-name="P250">keď otvára sa pre ne náruč</text:p>
        <text:p text:style-name="P250">života bez strachu,</text:p>
        <text:p text:style-name="P8"/>
        <text:p text:style-name="P250">keď desaťroční pionieri</text:p>
        <text:p text:style-name="P250">dvíhajú zástavu</text:p>
        <text:p text:style-name="P28">a svojim otcom malej viery</text:p>
        <text:p text:style-name="P250">stúpajú cez hlavu,</text:p>
        <text:p text:style-name="P8"><text:soft-page-break/></text:p>
        <text:p text:style-name="P250">keď nemluvniatka v našom slnci</text:p>
        <text:p text:style-name="P250">my posielame cez jasle</text:p>
        <text:p text:style-name="P250">k životu, ktorý bude plnší</text:p>
        <text:p text:style-name="P250">než naše pohaslé,</text:p>
        <text:p text:style-name="P8"/>
        <text:p text:style-name="P250">keď začína sa nová éra</text:p>
        <text:p text:style-name="P250">a nástup detských más</text:p>
        <text:p text:style-name="P250">jasotom presvecuje šerá —</text:p>
        <text:p text:style-name="P250">dvíha sa ešte raz</text:p>
        <text:p text:style-name="P8"/>
        <text:p text:style-name="P229">oproti deťom temný pirát —</text:p>
        <text:p text:style-name="P8"/>
        <text:p text:style-name="P250">Kto si to trúfa zacláňať nám slnko,</text:p>
        <text:p text:style-name="P250">slniečko pokoja,</text:p>
        <text:p text:style-name="P28">vychádzajúce ponad šum a žblnkot</text:p>
        <text:p text:style-name="P250">za život s nami do boja?</text:p>
        <text:p text:style-name="P8"/>
        <text:p text:style-name="P229"><text:soft-page-break/>My prežili sme všetkých despotov,</text:p>
        <text:p text:style-name="P29">i tohto posledného prežijeme,</text:p>
        <text:p text:style-name="P251">zagniavime ho robotou,</text:p>
        <text:p text:style-name="P251">my, pracujúci Zeme.</text:p>
        <text:p text:style-name="P8"/>
        <text:p text:style-name="P250">Nik nezastaví slnko na postupe</text:p>
        <text:p text:style-name="P250">okolo zemepása.</text:p>
        <text:p text:style-name="P28">Rozdupe nepriateľov lebky tupé</text:p>
        <text:p text:style-name="P250">svet budujúca práca.</text:p>
        <text:p text:style-name="P8"/>
        <text:p text:style-name="P229"/>
        <text:p text:style-name="P229">HOLUBICA POKOJA</text:p>
        <text:p text:style-name="P28">(Svetový kongres obrancov mieru 1950)</text:p>
        <text:p text:style-name="P250">Varšava</text:p>
        <text:p text:style-name="P8"/>
        <text:p text:style-name="P250">Belasým nebom zástav letí</text:p>
        <text:p text:style-name="P250">veterným vírom holubica.</text:p>
        <text:p text:style-name="P28">Z hniezd ľudských sŕdc. A ponad svety.</text:p>
        <text:p text:style-name="P250"><text:soft-page-break/>Oproti vojne, hrmaviciam.</text:p>
        <text:p text:style-name="P8"/>
        <text:p text:style-name="P250">Z legendy dávnej prebila sa</text:p>
        <text:p text:style-name="P250">dravcami skrvavená túžba.</text:p>
        <text:p text:style-name="P28">Už nie je plaché, vetrom hnané vtáča,</text:p>
        <text:p text:style-name="P250">lež bojujúca ľudská družba.</text:p>
        <text:p text:style-name="P8"/>
        <text:p text:style-name="P250">Videli sme ju na skle nových domov,</text:p>
        <text:p text:style-name="P250">z popola, z ruín narodenú,</text:p>
        <text:p text:style-name="P250">štarto<text:span text:style-name="T14">v</text:span>ať do bleskov a hromov,</text:p>
        <text:p text:style-name="P250">k chmúrnemu hradu Manhattanu,</text:p>
        <text:p text:style-name="P8"/>
        <text:p text:style-name="P250">kde sídli, temnom obostretý,</text:p>
        <text:p text:style-name="P250">americký boh krvavého zlata,</text:p>
        <text:p text:style-name="P250">čo vyhubiť chce ľudí, zvieratá i kvety</text:p>
        <text:p text:style-name="P250">potopou ohňa.</text:p>
        <text:p text:style-name="P8">Ale darmo máta!</text:p>
        <text:p text:style-name="P8"/>
        <text:p text:style-name="P250"><text:soft-page-break/>Do hrozivého mraku letí</text:p>
        <text:p text:style-name="P250">letiaca pevnosť beloskvúca.</text:p>
        <text:p text:style-name="P28">Zdvihnutá ľudstvom ponad svety.</text:p>
        <text:p text:style-name="P250">Oproti vojne bojujúca.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2103111060</dc:title>
    <dc:subject/>
    <meta:initial-creator/>
    <meta:keyword/>
    <dc:date>2022-11-10T22:43:22.077000000</dc:date>
    <meta:editing-duration>PT1H38M52S</meta:editing-duration>
    <meta:editing-cycles>8</meta:editing-cycles>
    <meta:generator>LibreOffice/5.4.2.2$Windows_x86 LibreOffice_project/22b09f6418e8c2d508a9eaf86b2399209b0990f4</meta:generator>
    <meta:document-statistic meta:table-count="0" meta:image-count="0" meta:object-count="0" meta:page-count="98" meta:paragraph-count="1371" meta:word-count="6426" meta:character-count="38386" meta:non-whitespace-character-count="33255"/>
  </office:meta>
</office:document-meta>
</file>